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/>
    </style:style>
    <style:style style:name="P2" style:parent-style-name="Normal" style:family="paragraph">
      <style:paragraph-properties fo:text-indent="0.25in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Normal" style:family="paragraph">
      <style:paragraph-properties fo:break-before="page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Normal" style:family="paragraph">
      <style:paragraph-properties fo:text-indent="0.25in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Normal" style:family="paragraph">
      <style:paragraph-properties fo:break-before="page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Normal" style:family="paragraph">
      <style:paragraph-properties fo:break-before="page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Normal" style:family="paragraph">
      <style:paragraph-properties fo:break-before="page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P25" style:parent-style-name="Normal" style:family="paragraph">
      <style:paragraph-properties fo:break-before="page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Normal" style:family="paragraph">
      <style:paragraph-properties fo:break-before="page"/>
    </style:style>
    <style:style style:name="P28" style:parent-style-name="Normal" style:family="paragraph">
      <style:paragraph-properties fo:break-before="page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P34" style:parent-style-name="Normal" style:family="paragraph">
      <style:paragraph-properties fo:break-before="page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P42" style:parent-style-name="Normal" style:family="paragraph">
      <style:paragraph-properties fo:break-before="page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Normal" style:family="paragraph">
      <style:paragraph-properties fo:text-indent="0.25in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fo:break-before="page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Normal" style:family="paragraph">
      <style:paragraph-properties fo:break-before="page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P58" style:parent-style-name="Normal" style:family="paragraph">
      <style:paragraph-properties fo:break-before="page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P63" style:parent-style-name="Normal" style:family="paragraph">
      <style:paragraph-properties fo:break-before="page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T6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P80" style:parent-style-name="Normal" style:family="paragraph">
      <style:paragraph-properties fo:break-before="page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P86" style:parent-style-name="Normal" style:family="paragraph">
      <style:paragraph-properties fo:break-before="page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P91" style:parent-style-name="Normal" style:family="paragraph">
      <style:paragraph-properties fo:break-before="page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P95" style:parent-style-name="Normal" style:family="paragraph">
      <style:paragraph-properties fo:break-before="page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T100" style:parent-style-name="DefaultParagraphFont" style:family="text">
      <style:text-properties fo:font-style="italic" style:font-style-asian="italic" style:font-style-complex="italic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P102" style:parent-style-name="Normal" style:family="paragraph">
      <style:paragraph-properties fo:break-before="page" fo:text-indent="0.25in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P108" style:parent-style-name="Normal" style:family="paragraph">
      <style:paragraph-properties fo:text-indent="0.25in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P110" style:parent-style-name="Normal" style:family="paragraph">
      <style:paragraph-properties fo:break-before="page"/>
    </style:style>
    <style:style style:name="T111" style:parent-style-name="DefaultParagraphFont" style:family="text">
      <style:text-properties fo:font-style="italic" style:font-style-asian="italic" style:font-style-complex="italic"/>
    </style:style>
    <style:style style:name="P112" style:parent-style-name="Normal" style:family="paragraph">
      <style:paragraph-properties fo:text-indent="0.25in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T114" style:parent-style-name="DefaultParagraphFont" style:family="text">
      <style:text-properties fo:font-style="italic" style:font-style-asian="italic" style:font-style-complex="italic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T117" style:parent-style-name="DefaultParagraphFont" style:family="text">
      <style:text-properties fo:font-style="italic" style:font-style-asian="italic" style:font-style-complex="italic"/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P119" style:parent-style-name="Normal" style:family="paragraph">
      <style:paragraph-properties fo:break-before="page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T123" style:parent-style-name="DefaultParagraphFont" style:family="text">
      <style:text-properties fo:font-style="italic" style:font-style-asian="italic" style:font-style-complex="italic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P126" style:parent-style-name="Normal" style:family="paragraph">
      <style:paragraph-properties fo:break-before="page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T128" style:parent-style-name="DefaultParagraphFont" style:family="text">
      <style:text-properties fo:font-style="italic" style:font-style-asian="italic" style:font-style-complex="italic"/>
    </style:style>
    <style:style style:name="T129" style:parent-style-name="DefaultParagraphFont" style:family="text">
      <style:text-properties fo:font-style="italic" style:font-style-asian="italic" style:font-style-complex="italic"/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T131" style:parent-style-name="DefaultParagraphFont" style:family="text">
      <style:text-properties fo:font-style="italic" style:font-style-asian="italic" style:font-style-complex="italic"/>
    </style:style>
    <style:style style:name="P132" style:parent-style-name="Normal" style:family="paragraph">
      <style:paragraph-properties fo:break-before="page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fo:font-style="italic" style:font-style-asian="italic" style:font-style-complex="italic"/>
    </style:style>
    <style:style style:name="P135" style:parent-style-name="Normal" style:family="paragraph">
      <style:paragraph-properties fo:break-before="page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T137" style:parent-style-name="DefaultParagraphFont" style:family="text">
      <style:text-properties fo:font-style="italic" style:font-style-asian="italic" style:font-style-complex="italic"/>
    </style:style>
    <style:style style:name="T138" style:parent-style-name="DefaultParagraphFont" style:family="text">
      <style:text-properties fo:font-style="italic" style:font-style-asian="italic" style:font-style-complex="italic"/>
    </style:style>
    <style:style style:name="T139" style:parent-style-name="DefaultParagraphFont" style:family="text">
      <style:text-properties fo:font-style="italic" style:font-style-asian="italic" style:font-style-complex="italic"/>
    </style:style>
    <style:style style:name="T140" style:parent-style-name="DefaultParagraphFont" style:family="text">
      <style:text-properties fo:font-style="italic" style:font-style-asian="italic" style:font-style-complex="italic"/>
    </style:style>
    <style:style style:name="T141" style:parent-style-name="DefaultParagraphFont" style:family="text">
      <style:text-properties fo:font-style="italic" style:font-style-asian="italic" style:font-style-complex="italic"/>
    </style:style>
    <style:style style:name="P142" style:parent-style-name="Normal" style:family="paragraph">
      <style:paragraph-properties fo:break-before="page"/>
    </style:style>
    <style:style style:name="T143" style:parent-style-name="DefaultParagraphFont" style:family="text">
      <style:text-properties fo:font-style="italic" style:font-style-asian="italic" style:font-style-complex="italic"/>
    </style:style>
    <style:style style:name="T144" style:parent-style-name="DefaultParagraphFont" style:family="text">
      <style:text-properties fo:font-style="italic" style:font-style-asian="italic" style:font-style-complex="italic"/>
    </style:style>
    <style:style style:name="T145" style:parent-style-name="DefaultParagraphFont" style:family="text">
      <style:text-properties fo:font-style="italic" style:font-style-asian="italic" style:font-style-complex="italic"/>
    </style:style>
    <style:style style:name="T146" style:parent-style-name="DefaultParagraphFont" style:family="text">
      <style:text-properties fo:font-style="italic" style:font-style-asian="italic" style:font-style-complex="italic"/>
    </style:style>
    <style:style style:name="T147" style:parent-style-name="DefaultParagraphFont" style:family="text">
      <style:text-properties fo:font-style="italic" style:font-style-asian="italic" style:font-style-complex="italic"/>
    </style:style>
    <style:style style:name="T148" style:parent-style-name="DefaultParagraphFont" style:family="text">
      <style:text-properties fo:font-style="italic" style:font-style-asian="italic" style:font-style-complex="italic"/>
    </style:style>
    <style:style style:name="P149" style:parent-style-name="Normal" style:family="paragraph">
      <style:paragraph-properties fo:break-before="page"/>
    </style:style>
    <style:style style:name="P150" style:parent-style-name="Normal" style:family="paragraph">
      <style:paragraph-properties fo:text-indent="0.25in"/>
    </style:style>
    <style:style style:name="T151" style:parent-style-name="DefaultParagraphFont" style:family="text">
      <style:text-properties fo:font-style="italic" style:font-style-asian="italic" style:font-style-complex="italic"/>
    </style:style>
    <style:style style:name="T152" style:parent-style-name="DefaultParagraphFont" style:family="text">
      <style:text-properties fo:font-style="italic" style:font-style-asian="italic" style:font-style-complex="italic"/>
    </style:style>
    <style:style style:name="T153" style:parent-style-name="DefaultParagraphFont" style:family="text">
      <style:text-properties fo:font-style="italic" style:font-style-asian="italic" style:font-style-complex="italic"/>
    </style:style>
    <style:style style:name="T154" style:parent-style-name="DefaultParagraphFont" style:family="text">
      <style:text-properties fo:font-style="italic" style:font-style-asian="italic" style:font-style-complex="italic"/>
    </style:style>
    <style:style style:name="T155" style:parent-style-name="DefaultParagraphFont" style:family="text">
      <style:text-properties fo:font-style="italic" style:font-style-asian="italic" style:font-style-complex="italic"/>
    </style:style>
    <style:style style:name="P156" style:parent-style-name="Normal" style:family="paragraph">
      <style:paragraph-properties fo:break-before="page"/>
    </style:style>
    <style:style style:name="T157" style:parent-style-name="DefaultParagraphFont" style:family="text">
      <style:text-properties fo:font-style="italic" style:font-style-asian="italic" style:font-style-complex="italic"/>
    </style:style>
    <style:style style:name="T158" style:parent-style-name="DefaultParagraphFont" style:family="text">
      <style:text-properties fo:font-style="italic" style:font-style-asian="italic" style:font-style-complex="italic"/>
    </style:style>
    <style:style style:name="T159" style:parent-style-name="DefaultParagraphFont" style:family="text">
      <style:text-properties fo:font-style="italic" style:font-style-asian="italic" style:font-style-complex="italic"/>
    </style:style>
    <style:style style:name="T160" style:parent-style-name="DefaultParagraphFont" style:family="text">
      <style:text-properties fo:font-style="italic" style:font-style-asian="italic" style:font-style-complex="italic"/>
    </style:style>
    <style:style style:name="T161" style:parent-style-name="DefaultParagraphFont" style:family="text">
      <style:text-properties fo:font-style="italic" style:font-style-asian="italic" style:font-style-complex="italic"/>
    </style:style>
    <style:style style:name="P162" style:parent-style-name="Normal" style:family="paragraph">
      <style:paragraph-properties fo:break-before="page"/>
    </style:style>
    <style:style style:name="T163" style:parent-style-name="DefaultParagraphFont" style:family="text">
      <style:text-properties fo:font-style="italic" style:font-style-asian="italic" style:font-style-complex="italic"/>
    </style:style>
    <style:style style:name="T164" style:parent-style-name="DefaultParagraphFont" style:family="text">
      <style:text-properties fo:font-style="italic" style:font-style-asian="italic" style:font-style-complex="italic"/>
    </style:style>
    <style:style style:name="T165" style:parent-style-name="DefaultParagraphFont" style:family="text">
      <style:text-properties fo:font-style="italic" style:font-style-asian="italic" style:font-style-complex="italic"/>
    </style:style>
    <style:style style:name="T166" style:parent-style-name="DefaultParagraphFont" style:family="text">
      <style:text-properties fo:font-style="italic" style:font-style-asian="italic" style:font-style-complex="italic"/>
    </style:style>
    <style:style style:name="T167" style:parent-style-name="DefaultParagraphFont" style:family="text">
      <style:text-properties fo:font-style="italic" style:font-style-asian="italic" style:font-style-complex="italic"/>
    </style:style>
    <style:style style:name="T168" style:parent-style-name="DefaultParagraphFont" style:family="text">
      <style:text-properties fo:font-style="italic" style:font-style-asian="italic" style:font-style-complex="italic"/>
    </style:style>
    <style:style style:name="P169" style:parent-style-name="Normal" style:family="paragraph">
      <style:paragraph-properties fo:break-before="page"/>
    </style:style>
    <style:style style:name="T170" style:parent-style-name="DefaultParagraphFont" style:family="text">
      <style:text-properties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/>
    </style:style>
    <style:style style:name="T172" style:parent-style-name="DefaultParagraphFont" style:family="text">
      <style:text-properties fo:font-style="italic" style:font-style-asian="italic" style:font-style-complex="italic"/>
    </style:style>
    <style:style style:name="T173" style:parent-style-name="DefaultParagraphFont" style:family="text">
      <style:text-properties fo:font-style="italic" style:font-style-asian="italic" style:font-style-complex="italic"/>
    </style:style>
    <style:style style:name="T174" style:parent-style-name="DefaultParagraphFont" style:family="text">
      <style:text-properties fo:font-style="italic" style:font-style-asian="italic" style:font-style-complex="italic"/>
    </style:style>
    <style:style style:name="T175" style:parent-style-name="DefaultParagraphFont" style:family="text">
      <style:text-properties fo:font-style="italic" style:font-style-asian="italic" style:font-style-complex="italic"/>
    </style:style>
    <style:style style:name="T176" style:parent-style-name="DefaultParagraphFont" style:family="text">
      <style:text-properties fo:font-style="italic" style:font-style-asian="italic" style:font-style-complex="italic"/>
    </style:style>
    <style:style style:name="T177" style:parent-style-name="DefaultParagraphFont" style:family="text">
      <style:text-properties fo:font-style="italic" style:font-style-asian="italic" style:font-style-complex="italic"/>
    </style:style>
    <style:style style:name="T178" style:parent-style-name="DefaultParagraphFont" style:family="text">
      <style:text-properties fo:font-style="italic" style:font-style-asian="italic" style:font-style-complex="italic"/>
    </style:style>
    <style:style style:name="T179" style:parent-style-name="DefaultParagraphFont" style:family="text">
      <style:text-properties fo:font-style="italic" style:font-style-asian="italic" style:font-style-complex="italic"/>
    </style:style>
    <style:style style:name="T180" style:parent-style-name="DefaultParagraphFont" style:family="text">
      <style:text-properties fo:font-style="italic" style:font-style-asian="italic" style:font-style-complex="italic"/>
    </style:style>
    <style:style style:name="T181" style:parent-style-name="DefaultParagraphFont" style:family="text">
      <style:text-properties fo:font-style="italic" style:font-style-asian="italic" style:font-style-complex="italic"/>
    </style:style>
    <style:style style:name="T182" style:parent-style-name="DefaultParagraphFont" style:family="text">
      <style:text-properties fo:font-style="italic" style:font-style-asian="italic" style:font-style-complex="italic"/>
    </style:style>
    <style:style style:name="T183" style:parent-style-name="DefaultParagraphFont" style:family="text">
      <style:text-properties fo:font-style="italic" style:font-style-asian="italic" style:font-style-complex="italic"/>
    </style:style>
    <style:style style:name="T184" style:parent-style-name="DefaultParagraphFont" style:family="text">
      <style:text-properties fo:font-style="italic" style:font-style-asian="italic" style:font-style-complex="italic"/>
    </style:style>
    <style:style style:name="T185" style:parent-style-name="DefaultParagraphFont" style:family="text">
      <style:text-properties fo:font-style="italic" style:font-style-asian="italic" style:font-style-complex="italic"/>
    </style:style>
    <style:style style:name="T186" style:parent-style-name="DefaultParagraphFont" style:family="text">
      <style:text-properties fo:font-style="italic" style:font-style-asian="italic" style:font-style-complex="italic"/>
    </style:style>
    <style:style style:name="T187" style:parent-style-name="DefaultParagraphFont" style:family="text">
      <style:text-properties fo:font-style="italic" style:font-style-asian="italic" style:font-style-complex="italic"/>
    </style:style>
    <style:style style:name="T188" style:parent-style-name="DefaultParagraphFont" style:family="text">
      <style:text-properties fo:font-style="italic" style:font-style-asian="italic" style:font-style-complex="italic"/>
    </style:style>
    <style:style style:name="T189" style:parent-style-name="DefaultParagraphFont" style:family="text">
      <style:text-properties fo:font-style="italic" style:font-style-asian="italic" style:font-style-complex="italic"/>
    </style:style>
    <style:style style:name="P190" style:parent-style-name="Normal" style:family="paragraph">
      <style:paragraph-properties fo:break-before="page"/>
    </style:style>
    <style:style style:name="T191" style:parent-style-name="DefaultParagraphFont" style:family="text">
      <style:text-properties fo:font-style="italic" style:font-style-asian="italic" style:font-style-complex="italic"/>
    </style:style>
    <style:style style:name="T192" style:parent-style-name="DefaultParagraphFont" style:family="text">
      <style:text-properties fo:font-style="italic" style:font-style-asian="italic" style:font-style-complex="italic"/>
    </style:style>
    <style:style style:name="T193" style:parent-style-name="DefaultParagraphFont" style:family="text">
      <style:text-properties fo:font-style="italic" style:font-style-asian="italic" style:font-style-complex="italic"/>
    </style:style>
    <style:style style:name="T194" style:parent-style-name="DefaultParagraphFont" style:family="text">
      <style:text-properties fo:font-style="italic" style:font-style-asian="italic" style:font-style-complex="italic"/>
    </style:style>
    <style:style style:name="T195" style:parent-style-name="DefaultParagraphFont" style:family="text">
      <style:text-properties fo:font-style="italic" style:font-style-asian="italic" style:font-style-complex="italic"/>
    </style:style>
    <style:style style:name="T196" style:parent-style-name="DefaultParagraphFont" style:family="text">
      <style:text-properties fo:font-style="italic" style:font-style-asian="italic" style:font-style-complex="italic"/>
    </style:style>
    <style:style style:name="T197" style:parent-style-name="DefaultParagraphFont" style:family="text">
      <style:text-properties fo:font-style="italic" style:font-style-asian="italic" style:font-style-complex="italic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T199" style:parent-style-name="DefaultParagraphFont" style:family="text">
      <style:text-properties fo:font-style="italic" style:font-style-asian="italic" style:font-style-complex="italic"/>
    </style:style>
    <style:style style:name="P200" style:parent-style-name="Normal" style:family="paragraph">
      <style:paragraph-properties fo:break-before="page" fo:text-indent="0.25in"/>
    </style:style>
    <style:style style:name="T201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202" style:parent-style-name="DefaultParagraphFont" style:family="text">
      <style:text-properties fo:font-style="italic" style:font-style-asian="italic" style:font-style-complex="italic"/>
    </style:style>
    <style:style style:name="T203" style:parent-style-name="DefaultParagraphFont" style:family="text">
      <style:text-properties fo:font-style="italic" style:font-style-asian="italic" style:font-style-complex="italic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T205" style:parent-style-name="DefaultParagraphFont" style:family="text">
      <style:text-properties fo:font-style="italic" style:font-style-asian="italic" style:font-style-complex="italic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T208" style:parent-style-name="DefaultParagraphFont" style:family="text">
      <style:text-properties fo:font-style="italic" style:font-style-asian="italic" style:font-style-complex="italic"/>
    </style:style>
    <style:style style:name="T209" style:parent-style-name="DefaultParagraphFont" style:family="text">
      <style:text-properties fo:font-style="italic" style:font-style-asian="italic" style:font-style-complex="italic"/>
    </style:style>
    <style:style style:name="T210" style:parent-style-name="DefaultParagraphFont" style:family="text">
      <style:text-properties fo:font-style="italic" style:font-style-asian="italic" style:font-style-complex="italic"/>
    </style:style>
    <style:style style:name="T211" style:parent-style-name="DefaultParagraphFont" style:family="text">
      <style:text-properties fo:font-style="italic" style:font-style-asian="italic" style:font-style-complex="italic"/>
    </style:style>
    <style:style style:name="T212" style:parent-style-name="DefaultParagraphFont" style:family="text">
      <style:text-properties fo:font-style="italic" style:font-style-asian="italic" style:font-style-complex="italic"/>
    </style:style>
    <style:style style:name="T213" style:parent-style-name="DefaultParagraphFont" style:family="text">
      <style:text-properties fo:font-style="italic" style:font-style-asian="italic" style:font-style-complex="italic"/>
    </style:style>
    <style:style style:name="T214" style:parent-style-name="DefaultParagraphFont" style:family="text">
      <style:text-properties fo:font-style="italic" style:font-style-asian="italic" style:font-style-complex="italic"/>
    </style:style>
    <style:style style:name="P215" style:parent-style-name="Normal" style:family="paragraph">
      <style:paragraph-properties fo:break-before="page"/>
    </style:style>
    <style:style style:name="T216" style:parent-style-name="DefaultParagraphFont" style:family="text">
      <style:text-properties fo:font-style="italic" style:font-style-asian="italic" style:font-style-complex="italic"/>
    </style:style>
    <style:style style:name="T217" style:parent-style-name="DefaultParagraphFont" style:family="text">
      <style:text-properties fo:font-style="italic" style:font-style-asian="italic" style:font-style-complex="italic"/>
    </style:style>
    <style:style style:name="T218" style:parent-style-name="DefaultParagraphFont" style:family="text">
      <style:text-properties fo:font-style="italic" style:font-style-asian="italic" style:font-style-complex="italic"/>
    </style:style>
    <style:style style:name="T219" style:parent-style-name="DefaultParagraphFont" style:family="text">
      <style:text-properties fo:font-style="italic" style:font-style-asian="italic" style:font-style-complex="italic"/>
    </style:style>
    <style:style style:name="T220" style:parent-style-name="DefaultParagraphFont" style:family="text">
      <style:text-properties fo:font-style="italic" style:font-style-asian="italic" style:font-style-complex="italic"/>
    </style:style>
    <style:style style:name="T221" style:parent-style-name="DefaultParagraphFont" style:family="text">
      <style:text-properties fo:font-style="italic" style:font-style-asian="italic" style:font-style-complex="italic"/>
    </style:style>
    <style:style style:name="T222" style:parent-style-name="DefaultParagraphFont" style:family="text">
      <style:text-properties fo:font-style="italic" style:font-style-asian="italic" style:font-style-complex="italic"/>
    </style:style>
    <style:style style:name="T223" style:parent-style-name="DefaultParagraphFont" style:family="text">
      <style:text-properties fo:font-style="italic" style:font-style-asian="italic" style:font-style-complex="italic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T225" style:parent-style-name="DefaultParagraphFont" style:family="text">
      <style:text-properties fo:font-style="italic" style:font-style-asian="italic" style:font-style-complex="italic"/>
    </style:style>
    <style:style style:name="T226" style:parent-style-name="DefaultParagraphFont" style:family="text">
      <style:text-properties fo:font-style="italic" style:font-style-asian="italic" style:font-style-complex="italic"/>
    </style:style>
    <style:style style:name="T227" style:parent-style-name="DefaultParagraphFont" style:family="text">
      <style:text-properties fo:font-style="italic" style:font-style-asian="italic" style:font-style-complex="italic"/>
    </style:style>
    <style:style style:name="T228" style:parent-style-name="DefaultParagraphFont" style:family="text">
      <style:text-properties fo:font-style="italic" style:font-style-asian="italic" style:font-style-complex="italic"/>
    </style:style>
    <style:style style:name="T229" style:parent-style-name="DefaultParagraphFont" style:family="text">
      <style:text-properties fo:font-style="italic" style:font-style-asian="italic" style:font-style-complex="italic"/>
    </style:style>
    <style:style style:name="T230" style:parent-style-name="DefaultParagraphFont" style:family="text">
      <style:text-properties fo:font-style="italic" style:font-style-asian="italic" style:font-style-complex="italic"/>
    </style:style>
    <style:style style:name="P231" style:parent-style-name="Normal" style:family="paragraph">
      <style:paragraph-properties fo:break-before="page"/>
    </style:style>
    <style:style style:name="T232" style:parent-style-name="DefaultParagraphFont" style:family="text">
      <style:text-properties fo:font-style="italic" style:font-style-asian="italic" style:font-style-complex="italic"/>
    </style:style>
    <style:style style:name="T233" style:parent-style-name="DefaultParagraphFont" style:family="text">
      <style:text-properties fo:font-style="italic" style:font-style-asian="italic" style:font-style-complex="italic"/>
    </style:style>
    <style:style style:name="T234" style:parent-style-name="DefaultParagraphFont" style:family="text">
      <style:text-properties fo:font-style="italic" style:font-style-asian="italic" style:font-style-complex="italic"/>
    </style:style>
    <style:style style:name="T235" style:parent-style-name="DefaultParagraphFont" style:family="text">
      <style:text-properties fo:font-style="italic" style:font-style-asian="italic" style:font-style-complex="italic"/>
    </style:style>
    <style:style style:name="T236" style:parent-style-name="DefaultParagraphFont" style:family="text">
      <style:text-properties fo:font-style="italic" style:font-style-asian="italic" style:font-style-complex="italic"/>
    </style:style>
    <style:style style:name="P237" style:parent-style-name="Normal" style:family="paragraph">
      <style:paragraph-properties fo:break-before="page">
        <style:tab-stops>
          <style:tab-stop style:type="left" style:position="2.7972in"/>
        </style:tab-stops>
      </style:paragraph-properties>
    </style:style>
    <style:style style:name="T238" style:parent-style-name="DefaultParagraphFont" style:family="text">
      <style:text-properties fo:font-style="italic" style:font-style-asian="italic" style:font-style-complex="italic"/>
    </style:style>
    <style:style style:name="T239" style:parent-style-name="DefaultParagraphFont" style:family="text">
      <style:text-properties fo:font-style="italic" style:font-style-asian="italic" style:font-style-complex="italic"/>
    </style:style>
    <style:style style:name="T240" style:parent-style-name="DefaultParagraphFont" style:family="text">
      <style:text-properties fo:font-style="italic" style:font-style-asian="italic" style:font-style-complex="italic"/>
    </style:style>
    <style:style style:name="P241" style:parent-style-name="Normal" style:family="paragraph">
      <style:paragraph-properties fo:text-indent="0.25in"/>
    </style:style>
    <style:style style:name="T242" style:parent-style-name="DefaultParagraphFont" style:family="text">
      <style:text-properties fo:font-style="italic" style:font-style-asian="italic" style:font-style-complex="italic"/>
    </style:style>
    <style:style style:name="T243" style:parent-style-name="DefaultParagraphFont" style:family="text">
      <style:text-properties fo:font-style="italic" style:font-style-asian="italic" style:font-style-complex="italic"/>
    </style:style>
    <style:style style:name="T244" style:parent-style-name="DefaultParagraphFont" style:family="text">
      <style:text-properties fo:font-style="italic" style:font-style-asian="italic" style:font-style-complex="italic"/>
    </style:style>
    <style:style style:name="T245" style:parent-style-name="DefaultParagraphFont" style:family="text">
      <style:text-properties fo:font-style="italic" style:font-style-asian="italic" style:font-style-complex="italic"/>
    </style:style>
    <style:style style:name="T246" style:parent-style-name="DefaultParagraphFont" style:family="text">
      <style:text-properties fo:font-style="italic" style:font-style-asian="italic" style:font-style-complex="italic"/>
    </style:style>
    <style:style style:name="P247" style:parent-style-name="Normal" style:family="paragraph">
      <style:paragraph-properties fo:break-before="page"/>
    </style:style>
    <style:style style:name="P248" style:parent-style-name="Normal" style:family="paragraph">
      <style:paragraph-properties fo:text-indent="0.25in"/>
    </style:style>
    <style:style style:name="P249" style:parent-style-name="Normal" style:family="paragraph">
      <style:paragraph-properties fo:text-indent="0.25in"/>
    </style:style>
    <style:style style:name="P250" style:parent-style-name="Normal" style:family="paragraph">
      <style:paragraph-properties fo:break-before="page"/>
    </style:style>
    <style:style style:name="T251" style:parent-style-name="DefaultParagraphFont" style:family="text">
      <style:text-properties fo:font-style="italic" style:font-style-asian="italic" style:font-style-complex="italic"/>
    </style:style>
    <style:style style:name="T252" style:parent-style-name="DefaultParagraphFont" style:family="text">
      <style:text-properties fo:font-style="italic" style:font-style-asian="italic" style:font-style-complex="italic"/>
    </style:style>
    <style:style style:name="T253" style:parent-style-name="DefaultParagraphFont" style:family="text">
      <style:text-properties fo:font-style="italic" style:font-style-asian="italic" style:font-style-complex="italic"/>
    </style:style>
    <style:style style:name="T254" style:parent-style-name="DefaultParagraphFont" style:family="text">
      <style:text-properties fo:font-style="italic" style:font-style-asian="italic" style:font-style-complex="italic"/>
    </style:style>
    <style:style style:name="T255" style:parent-style-name="DefaultParagraphFont" style:family="text">
      <style:text-properties fo:font-style="italic" style:font-style-asian="italic" style:font-style-complex="italic"/>
    </style:style>
    <style:style style:name="T256" style:parent-style-name="DefaultParagraphFont" style:family="text">
      <style:text-properties fo:font-style="italic" style:font-style-asian="italic" style:font-style-complex="italic"/>
    </style:style>
    <style:style style:name="P257" style:parent-style-name="Normal" style:family="paragraph">
      <style:paragraph-properties fo:break-before="page"/>
    </style:style>
    <style:style style:name="T258" style:parent-style-name="DefaultParagraphFont" style:family="text">
      <style:text-properties fo:font-style="italic" style:font-style-asian="italic" style:font-style-complex="italic"/>
    </style:style>
    <style:style style:name="T259" style:parent-style-name="DefaultParagraphFont" style:family="text">
      <style:text-properties fo:font-style="italic" style:font-style-asian="italic" style:font-style-complex="italic"/>
    </style:style>
    <style:style style:name="T260" style:parent-style-name="DefaultParagraphFont" style:family="text">
      <style:text-properties fo:font-style="italic" style:font-style-asian="italic" style:font-style-complex="italic"/>
    </style:style>
    <style:style style:name="T261" style:parent-style-name="DefaultParagraphFont" style:family="text">
      <style:text-properties fo:font-style="italic" style:font-style-asian="italic" style:font-style-complex="italic"/>
    </style:style>
    <style:style style:name="P262" style:parent-style-name="Normal" style:family="paragraph">
      <style:paragraph-properties fo:text-indent="0.25in"/>
    </style:style>
    <style:style style:name="T263" style:parent-style-name="DefaultParagraphFont" style:family="text">
      <style:text-properties fo:font-style="italic" style:font-style-asian="italic" style:font-style-complex="italic"/>
    </style:style>
    <style:style style:name="T264" style:parent-style-name="DefaultParagraphFont" style:family="text">
      <style:text-properties fo:font-style="italic" style:font-style-asian="italic" style:font-style-complex="italic"/>
    </style:style>
    <style:style style:name="T265" style:parent-style-name="DefaultParagraphFont" style:family="text">
      <style:text-properties fo:font-style="italic" style:font-style-asian="italic" style:font-style-complex="italic"/>
    </style:style>
    <style:style style:name="P266" style:parent-style-name="Normal" style:family="paragraph">
      <style:paragraph-properties fo:break-before="page"/>
    </style:style>
    <style:style style:name="T267" style:parent-style-name="DefaultParagraphFont" style:family="text">
      <style:text-properties fo:font-style="italic" style:font-style-asian="italic" style:font-style-complex="italic"/>
    </style:style>
    <style:style style:name="T268" style:parent-style-name="DefaultParagraphFont" style:family="text">
      <style:text-properties fo:font-style="italic" style:font-style-asian="italic" style:font-style-complex="italic"/>
    </style:style>
    <style:style style:name="T269" style:parent-style-name="DefaultParagraphFont" style:family="text">
      <style:text-properties fo:font-style="italic" style:font-style-asian="italic" style:font-style-complex="italic"/>
    </style:style>
    <style:style style:name="T270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271" style:parent-style-name="DefaultParagraphFont" style:family="text">
      <style:text-properties style:language-asian="el" style:country-asian="GR" style:language-complex="el" style:country-complex="GR"/>
    </style:style>
    <style:style style:name="T272" style:parent-style-name="DefaultParagraphFont" style:family="text">
      <style:text-properties fo:font-style="italic" style:font-style-asian="italic" style:font-style-complex="italic"/>
    </style:style>
    <style:style style:name="T273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274" style:parent-style-name="DefaultParagraphFont" style:family="text">
      <style:text-properties style:language-asian="el" style:country-asian="GR" style:language-complex="el" style:country-complex="GR"/>
    </style:style>
    <style:style style:name="T275" style:parent-style-name="DefaultParagraphFont" style:family="text">
      <style:text-properties fo:font-style="italic" style:font-style-asian="italic" style:font-style-complex="italic"/>
    </style:style>
    <style:style style:name="T276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277" style:parent-style-name="DefaultParagraphFont" style:family="text">
      <style:text-properties style:language-asian="el" style:country-asian="GR" style:language-complex="el" style:country-complex="GR"/>
    </style:style>
    <style:style style:name="T278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279" style:parent-style-name="DefaultParagraphFont" style:family="text">
      <style:text-properties style:language-asian="el" style:country-asian="GR" style:language-complex="el" style:country-complex="GR"/>
    </style:style>
    <style:style style:name="T280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281" style:parent-style-name="DefaultParagraphFont" style:family="text">
      <style:text-properties style:language-asian="el" style:country-asian="GR" style:language-complex="el" style:country-complex="GR"/>
    </style:style>
    <style:style style:name="T282" style:parent-style-name="DefaultParagraphFont" style:family="text">
      <style:text-properties fo:font-style="italic" style:font-style-asian="italic" style:font-style-complex="italic"/>
    </style:style>
    <style:style style:name="T283" style:parent-style-name="DefaultParagraphFont" style:family="text">
      <style:text-properties fo:font-style="italic" style:font-style-asian="italic" style:font-style-complex="italic"/>
    </style:style>
    <style:style style:name="T284" style:parent-style-name="DefaultParagraphFont" style:family="text">
      <style:text-properties fo:font-style="italic" style:font-style-asian="italic" style:font-style-complex="italic"/>
    </style:style>
    <style:style style:name="T285" style:parent-style-name="DefaultParagraphFont" style:family="text">
      <style:text-properties fo:font-style="italic" style:font-style-asian="italic" style:font-style-complex="italic"/>
    </style:style>
    <style:style style:name="T286" style:parent-style-name="DefaultParagraphFont" style:family="text">
      <style:text-properties fo:font-style="italic" style:font-style-asian="italic" style:font-style-complex="italic"/>
    </style:style>
    <style:style style:name="T287" style:parent-style-name="DefaultParagraphFont" style:family="text">
      <style:text-properties fo:font-style="italic" style:font-style-asian="italic" style:font-style-complex="italic"/>
    </style:style>
    <style:style style:name="P288" style:parent-style-name="Normal" style:family="paragraph">
      <style:paragraph-properties fo:break-before="page"/>
    </style:style>
    <style:style style:name="T289" style:parent-style-name="DefaultParagraphFont" style:family="text">
      <style:text-properties fo:font-style="italic" style:font-style-asian="italic" style:font-style-complex="italic"/>
    </style:style>
    <style:style style:name="T290" style:parent-style-name="DefaultParagraphFont" style:family="text">
      <style:text-properties fo:font-style="italic" style:font-style-asian="italic" style:font-style-complex="italic"/>
    </style:style>
    <style:style style:name="T291" style:parent-style-name="DefaultParagraphFont" style:family="text">
      <style:text-properties fo:font-style="italic" style:font-style-asian="italic" style:font-style-complex="italic"/>
    </style:style>
    <style:style style:name="T292" style:parent-style-name="DefaultParagraphFont" style:family="text">
      <style:text-properties fo:font-style="italic" style:font-style-asian="italic" style:font-style-complex="italic"/>
    </style:style>
    <style:style style:name="T29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94" style:parent-style-name="DefaultParagraphFont" style:family="text">
      <style:text-properties fo:font-style="italic" style:font-style-asian="italic" style:font-style-complex="italic"/>
    </style:style>
    <style:style style:name="P295" style:parent-style-name="Normal" style:family="paragraph">
      <style:paragraph-properties fo:break-before="page"/>
    </style:style>
    <style:style style:name="T296" style:parent-style-name="DefaultParagraphFont" style:family="text">
      <style:text-properties fo:font-style="italic" style:font-style-asian="italic" style:font-style-complex="italic"/>
    </style:style>
    <style:style style:name="T297" style:parent-style-name="DefaultParagraphFont" style:family="text">
      <style:text-properties fo:font-style="italic" style:font-style-asian="italic" style:font-style-complex="italic"/>
    </style:style>
    <style:style style:name="T298" style:parent-style-name="DefaultParagraphFont" style:family="text">
      <style:text-properties fo:font-style="italic" style:font-style-asian="italic" style:font-style-complex="italic"/>
    </style:style>
    <style:style style:name="T299" style:parent-style-name="DefaultParagraphFont" style:family="text">
      <style:text-properties fo:font-style="italic" style:font-style-asian="italic" style:font-style-complex="italic"/>
    </style:style>
    <style:style style:name="T300" style:parent-style-name="DefaultParagraphFont" style:family="text">
      <style:text-properties fo:font-style="italic" style:font-style-asian="italic" style:font-style-complex="italic"/>
    </style:style>
    <style:style style:name="P301" style:parent-style-name="Normal" style:family="paragraph">
      <style:paragraph-properties fo:break-before="page"/>
    </style:style>
    <style:style style:name="T302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<text:bookmark-start text:name="bookmark0"/>GALENI DE MoRBORVM CAVSIS<text:line-break/>LIBER.<text:bookmark-end text:name="bookmark0"/></text:h>
      <text:p text:style-name="P2">Cap. I. Quot et qui sint omnes morbi, in ge<text:span text:style-name="T3">n</text:span>era et<text:line-break/>species divisi, tum simplices, tum compositi, altero libro deda-<text:line-break/>ratum est. Licuerit vero deinceps eorum singulorum causas<text:line-break/>percurrere, a simplicibus et similaribus, quas appellant, annua-<text:line-break/>lis partibus ducto exordio, ad compositas et organicas emigra-<text:line-break/>bimus. Posteaquam igitur demonstratum est, ex eorum sen-<text:line-break/>tenti<text:span text:style-name="T4">s</text:span>, qui substantiam ortui et interitui obnoxiam in unum</text:p>
      <text:soft-page-break/>
      <text:p text:style-name="P5">coire alterari que- arbitrantur, omnem<text:s/><text:span text:style-name="T6">simil</text:span>aris fimplicisque<text:line-break/>ad sensum corporis morbum vel intemperiem quandam esse,<text:line-break/>vel continuitatis ipsius partium divisionem; ex eorum vero<text:line-break/>placitis, qui partesnon in unum. coalescere, sed vacuum<text:line-break/>quoddam in omni corporis concretione intextum putant,<text:line-break/>mcommoderationem et . sensilis unitatis solutionem : nunc<text:line-break/>meatuum incommoderationem et sensilis unitatis .solutio-<text:line-break/>nem : nunc exordiamur .perpendere causas singulorum mor-<text:line-break/>borum prioris sententiae, quam sane veram existere eredi-<text:line-break/>dimus. Erunt autem , arbitror , . quatuor morbi simplices<text:line-break/>et quatuor compositi; interdum calido solo vel frigido lu-<text:line-break/>crementi ametriam consequuto ; aut aliorum alterius opposi-<text:line-break/>tionis aliquo et humido et sicco ; accidit quoque nonnunquam<text:line-break/>ex quadam ipsorum<text:s/><text:span text:style-name="T7">immoderatius</text:span><text:s/>auctorum coniugatione<text:line-break/>calidum simul et siccum, aut frigidum et siccum, aut calidum<text:line-break/>et humidum, aut frigidum et humidunr morbum esse.</text:p>
      <text:p text:style-name="P8">Cap. 11. Itaque quaenam sint proc<text:span text:style-name="T9">r</text:span>eationis cujus-<text:line-break/>que praedictorum morborum causae, jam speculemur, ex-<text:line-break/>ordro ducto ab intemperie caloris iucommoderati morbo.</text:p>
      <text:soft-page-break/>
      <text:p text:style-name="P10">Apparet autem et lu aliis omnibus corporibus quae fe ipsis<text:line-break/>calidiora fiunt, aut ex motu quodam aucto calore, aut ex<text:line-break/>putredine, aut ex alterius calidioris corporis vicinia, aut<text:line-break/>ex cousiipatione, aut ex idoneo alimento. Ex motu quidem<text:line-break/>tum lu iis, quae quomodocunque exercitantur, tum lu lapi-<text:line-break/><text:span text:style-name="T11">i</text:span>libus aut lignis quum mutuo attritu colliduntur j et flamma<text:line-break/>quum ve<text:span text:style-name="T12">n</text:span>tilatur. Ex putredine vero et aliorum corporum<text:line-break/>praescrtimque seminum vel stercorum, ego siquidem non-<text:line-break/>nunquam vili columbarum fimum putrentem accensum.<text:line-break/>Caeterum quod quoque ex castellorum corporum ricinia<text:line-break/>proxuma concalescant, cuique patet, qui et balneas et so-<text:line-break/>lem aestivum et quancunque flammam lu memoriam revo-<text:line-break/>caverit Ita quoque si hyeme lu ampla domo ig<text:span text:style-name="T13">n</text:span>em accen-<text:line-break/>deris, atque ipsius spiramenta obturaveris, calorem intus<text:line-break/>aecum claveris; si vero aperta undecumque patere desum-<text:line-break/>eris, nihil amplius habueris. Quamobrem et bale eae et<text:line-break/>fornaces hac ipsa ratione suum lutus calorem accumulant;</text:p>
      <text:soft-page-break/>
      <text:p text:style-name="P14">unde .constat quom<text:span text:style-name="T15">o</text:span>do et constipatio nonuunquam calo<text:span text:style-name="T16">r</text:span>is<text:line-break/>uberioris causa siti ld qu<text:span text:style-name="T17">o</text:span>que patet e materia, quod ilipu-<text:line-break/>lae quidem aridae facile lu altum fl<text:span text:style-name="T18">ammam</text:span><text:s/>tollant, ligna<text:line-break/>autem viridia, et praesertim si plura super ipsam congesseris,<text:line-break/>diu quidem flammam gravant peneque suffocans, sed de-<text:line-break/>mum adaugent. Quo pactu igitur in animalis corpore ea<text:line-break/>singula perficiuntur?. Quum quis immoderatius exercitatus<text:line-break/>in lassitudinem inciderit. Id autem est immoderatum calo-<text:line-break/>rem subire tum in articusis tum muscusis naturali<text:s/><text:span text:style-name="T19">temperie</text:span><text:span text:style-name="T20"><text:line-break/></text:span>vehementiorem. Hae namque sunt partes quae primo mo-<text:line-break/>venti. Quod fi hic immoretur calor, isque solvatur, prius-<text:line-break/>quaui universum animantis corpus invaserit, assectus ita<text:line-break/>procreatus lassitudo duntaxat suerit. Si vero lu universum<text:line-break/>extensus sit corpus, febris morbus nominatur ; quae universi<text:line-break/>animalis calor quidam immode<text:span text:style-name="T21">r</text:span>atus esu Sic et ira quae<text:line-break/>fervor quidam est caloris cor obsidentis ob motum immode-<text:line-break/>ratum, qui per totum corpus nonnunquam diffusus febrem<text:line-break/>acecnnit. Jam et quae putrescunt in animantis corpore, alia<text:line-break/>calorem quendam immoderatum his in partibus, in quibus</text:p>
      <text:soft-page-break/>
      <text:p text:style-name="P22">putrem, efficiunt, quemadmodum erysipelata, herpetes,<text:line-break/>carbuncusi, inflammationes et phygethla, alia autem ubi<text:line-break/>simul universum corpus calefecerant, febrem . excitant. ...<text:line-break/>Quamobrem tertia caloris immoderati causa. jam ex his .in-<text:line-break/>notescit, quonam modo animalibus oboriatur, et ex iis<text:line-break/>quae exustiones appelluntur. Nam in bubonibus. et i<text:span text:style-name="T23">n-</text:span><text:span text:style-name="T24"><text:line-break/></text:span>flammationibus et eryfipelatis atque omnibus adeo calidis.<text:line-break/>morbis semper contingens pars atque continua ipsa qui-<text:line-break/>dem primum calorem excipit, deluceps vero et vicinae parti<text:line-break/>impertitur, et haec rursus sibi proximae, atque. ita ad iusiti<text:line-break/>caloris principium ubi pervenerit intemperies, totum cele-<text:line-break/>riter corpus principii percipit affectum. .. Diuturnae . quo-<text:line-break/>que morae in apricis locis nudorum quidem lotam est- .<text:line-break/>quando cutem immoderate calefaciunt; indutorum vero ver<text:line-break/>stibus folum caput; atque haec exustio appellatur;^ sed..si..<text:line-break/>per totum corpus diffundatur, ita febris accendetur. Quar:- .<text:line-break/>tum vero causae genus inlitum calorem - immoderate: suc- .<text:line-break/>candentis in astrictionibus et. frigoribus fieri conspicitur,</text:p>
      <text:soft-page-break/>
      <text:p text:style-name="P25">Nam si quis immoderatius viguerit, aut in aqua aluminosa,<text:line-break/>aut cujusdam hujusmodi alterius facultatis participe nata- .<text:line-break/>vexit, huic constipabitur densabiturque cutis, et spiramenta<text:line-break/>intus coercebuntur, haec autem, si fors tulerit; fuliginofa<text:line-break/>acervata:; febrem procreabunt. Quinta vero species ac-<text:line-break/>censi supra modum caloris sunt esculentorum acres ut cali-<text:line-break/>dae qualitates, alliorum, porrorum, caeparum et id genus<text:line-break/>caeterorum omnium. Etenim et horum usus immoderatior<text:line-break/>febrem aliquando concitavit. Enimvero homines calidis<text:line-break/>potionibus veluti vini veteris et acris imbecillo corpori li-<text:line-break/>beralius propinati, et medicamentis acribus,<text:s/><text:span text:style-name="T26">n</text:span>untietis et<text:line-break/>venenis lu febres inciderunt, Cur igitur, inquiunt, non<text:line-break/>semper ob quancunque dictarum causarum febris fuccendi-<text:line-break/>tur ? Tum quod causae. efficientis impar sit quantitas ; tum<text:line-break/>quod affectus, quem ipsa iirtusit corpori, magnam lu majo-<text:line-break/>ris minorisque ratione suscipiat differentiam; praeterea aui-<text:line-break/>mantiunr corpora plurimum alterum ab alterodifferunt,. ut<text:line-break/>facile,. aut aegre ab eo,. qui fecundum naturam est, affectu</text:p>
      <text:soft-page-break/>
      <text:p text:style-name="P27">decedunt. Quemadmodum-igitur minime ambigis, cur non<text:line-break/>omnis motus lassitudinem efficiat, sed planes tibi dilucidum<text:line-break/>est, nili iis tum. articulorum tum musculorum natura nia-<text:line-break/>jor ac potentior suerit, nunquam ipsos in lassitudinem pro-<text:line-break/>cidere, eadem ratione tibi animadvertendum est, affectum,<text:line-break/>qui inducit lassitudinem, nisi effatu dignam tum magnitudi-<text:line-break/>nem tum moram habuerit, universum corpus vitiare non<text:line-break/>posse. An exiguus motus lassitudinem moliri non potest,<text:line-break/>exigua. vero lassitudo omnino febrem .accendet? aut motus<text:line-break/>efficiendi facultatem in relatione ad : aliquid habebit,- lassi-<text:line-break/>tudo non habebit? Quod quidem athletarum corpora diu;<text:line-break/>turnos simulque vehementissimos motus xitra lassitudinem<text:line-break/>ferunt, mos vero privatos , si paulo vehementius praeter<text:line-break/>consuetudinem laboraverimus, quamprimum conqueri, om-<text:line-break/>nes id etiam. maximeimperiti ac rudes agnoscunt. .Pro-<text:line-break/>inde nihil mirum, si quis lassitudine: correptus haudquaquam<text:line-break/>febricitaverit. Aut enim lexis fuit labor, - aut angustioris<text:line-break/>temporis, aut corporis viribus insertor; .aut si exercitatio</text:p>
      <text:soft-page-break/>
      <text:p text:style-name="P28">brevis fuerit et remisse atque imbecillior quam pro exer-<text:line-break/>citati natura, non utique lassitudinem efficiet.<text:s/><text:span text:style-name="T29">Lassitudo</text:span><text:span text:style-name="T30"><text:line-break/>vero febrem accendet, etiamsi brevis et exigui temporis</text:span><text:span text:style-name="T31"><text:line-break/>et affecti corporis robore levior su.<text:s/></text:span>Id vero etiam in igne<text:line-break/>omnium efficacissimo videre est, quod refrigeratos citra tem-<text:line-break/>pus et robur non calefaciat: redeuntes enim e frigore non-<text:line-break/>nunquam per maximam flammam manus citra m<text:span text:style-name="T32">o</text:span>lestiam<text:line-break/>ducimus: neque quancunque materiam illico accendit. Nam<text:line-break/>aridae stipulae primo stalim occursu aecenduutur, ligna au-<text:line-break/>tem humida viridiaque ut accendantur, longo tempore<text:line-break/>vehementique flamma indigent. Quom<text:span text:style-name="T33">o</text:span>do igitur nihiI ho-<text:line-break/>nun in igne admiratus, in Iassitudine admiraris, etsi magni-<text:line-break/>tudine indiget et tempore et corpore quod facile queat ac-<text:line-break/>cendi? Verum satius fuerit te non .id mirari, sed intueri<text:line-break/>quod animalis corpus natura facile quodque difficile cale-<text:line-break/>fieri possit, Sed id postea audieris; in praesentia autem<text:line-break/>nihil mirabile tibi videatur, si quod effecturum est quod I i-</text:p>
      <text:soft-page-break/>
      <text:p text:style-name="P34">bet, id et tempus et magnitudinem postulet, praetereaque<text:line-break/>ut sit ei p<text:span text:style-name="T35">r</text:span>oximum, quod ad patiendum esu Neque enim<text:line-break/>ignis, si haec desint, acce<text:span text:style-name="T36">n</text:span>dere, neque gladius secare, neque<text:line-break/>aliud quicquam efficacissimum aliquid agere -potest in id<text:line-break/>quod ipso validius sit, nisi suppetat tempus notatu dignum.<text:line-break/>Neque enim lucernae flammam confertim persu<text:span text:style-name="T37">a</text:span>des oleo,<text:line-break/>nedum aqua, et gladio lapides incidere nequaquam tentave-<text:line-break/>ris, .nedum adamantem, laborem autem, calorem, frigus<text:line-break/>et id genus caete<text:span text:style-name="T38">r</text:span>a semper febrem accendere putabis, quam-<text:line-break/>vis exigua fuerint, quamvis pauco immorentur tempore,<text:line-break/>quamvis etiam unive<text:span text:style-name="T39">r</text:span>sum corpus ad calorem suscipiendum<text:line-break/>sit, aut minime sit ido<text:span text:style-name="T40">n</text:span>eum ? Quod enim jam calidum est,<text:line-break/>id ut immode<text:span text:style-name="T41">r</text:span>atius incalescat, paratius est, quemadmodum<text:line-break/>et quod frigidum, quo plus fatis refrigeretur. Quod vero<text:line-break/>e contrario fe habet, ineptum est. Itaque ita stupida et<text:line-break/>rudis est talia scrutantium controversia..: Qui vero nihil<text:line-break/>dubitant, sed prompte proterveque enunciant nihil prae-<text:line-break/>dictorum febrem excitare , eorum aut stupiditatis misereri</text:p>
      <text:soft-page-break/>
      <text:p text:style-name="P42">oportet, aut contentionem odisse. Ergo solutae sunt eo-<text:line-break/>vum captiones altero volumine, quod de evidentibus causis<text:line-break/>seorsum scriptum esu Neque nunc errores refellere tem-<text:line-break/>pus est, sed vera docere propositum. Rursus igitur ad pro-<text:line-break/>positum redeamus. Erat autem, arbitror, p<text:span text:style-name="T43">r</text:span>opositum fin-<text:line-break/>gulorum simplicium morborum antecedentes causas adus-<text:line-break/>que evidentes explicare. Non enim absurdum est eos, qui<text:line-break/>dllucidioris doctrluae gratia haec vocabula distinxerint, imi-<text:line-break/>tari. Eas igitur quae in animali ipso cousistunt, sive asse-<text:line-break/>ctus sint, sive motio<text:span text:style-name="T44">n</text:span>es praeter naturam, causas nominant<text:line-break/>morborum a<text:span text:style-name="T45">n</text:span>tecedentes; quae vero extrinsecus accidunt, si<text:line-break/>vehementer niterent immutentque corpus, eas evidentes et<text:line-break/>externas appellitant.</text:p>
      <text:p text:style-name="P46">Cap. Illi Causas equidem calidi morbi in u<text:span text:style-name="T47">n</text:span>iversum<text:line-break/><text:span text:style-name="T48">dixim</text:span>us;- jam ad frigidum transeamus. Sunt autem et<text:line-break/>hujus plures numero causae, veluti refriger antium vicinia;<text:line-break/>esculentorum et poculentorunr tum quantitas tum qualitas;</text:p>
      <text:soft-page-break/>
      <text:p text:style-name="P49">constipatio et raritas; praeterea et otium et motus immo-<text:line-break/>dicus. Enimvero hae caulae ipsum quoque ignem extin-<text:line-break/>guunt. Nam si exiguae prunae copiosam nivem, aut glaciem<text:line-break/>admoveris, aut frigidam aquam i<text:span text:style-name="T50">n</text:span>suderis, illico extingues.<text:line-break/>Ita si ambiens aer summe frigidus suerit, qualis potissimum<text:line-break/>apud Utrum hyeme, non solum lucernam sub dio positam,<text:line-break/>sed omnem alium exiguum ignem videbis extingui. . Sic<text:line-break/>ignis a rerum praefrigidarum vicinia superatur. Quibus<text:line-break/>autem ipsum alendi. facultas data est-, eorum exuperantia,<text:line-break/>aut penuria, aut aliena qualitate utique jacturam subit. Si<text:line-break/>namque ligna confertim et multa supra exiguam flammam<text:line-break/>co<text:span text:style-name="T51">n</text:span>gesseris, ipsam immoderatae quantitatis exuperantia suf-<text:line-break/>socabis ; at fi nulla prorsus aut pauca admodum suppedita-<text:line-break/>veris, ob alimenti penuriam, aut paucitatem marcescere con-<text:line-break/>spicies. Sic lucernae flammam et comminui et in extiu-<text:line-break/>ctionis periculo versari cernimus proprii nutrimenti incom-<text:line-break/>moderatione. Sive eum oleum minime copiosum adhibeas,<text:line-break/>sive affatim plurimum infundas, utroque modo laedes. At</text:p>
      <text:soft-page-break/>
      <text:p text:style-name="P52">si uberem ipsi materiam adhibueris , sed vel quae sua natura<text:line-break/>accendi prorsus non possit, vel magno cum labore, ipsam<text:line-break/>etiam flammam minorem actutunr efficies; quemadmodum<text:line-break/>si oleum aquae commixtum in ignem eflundas. Quur etiam<text:line-break/>si aerem, qui flammam ambit, coercueris, ac immode<text:span text:style-name="T53">r</text:span>ate<text:line-break/>ra<text:span text:style-name="T54">r</text:span>eseceris, flammam eadem ratione quamprimum minorem<text:line-break/>fieri ac extinctionem periclitari conspicies. Coereetur qui-<text:line-break/>dem, fi medicam cucurbitulam, aut vaporarium, aut quid<text:line-break/>ejusmodi aliud obduxeris; ita quoque si<text:s/><text:span text:style-name="T55">t</text:span>ornacum foramina<text:line-break/>obturaveris. Quod si in aprico loco, sole sub ardenti et<text:line-break/>aestivo flammam posueris, aut alteri majori apposueris, tunc<text:line-break/>quoque imbecilliorem flammam tabescere intueberis, quod<text:line-break/>haec ab exteriore flamma potentiore extenuetu<text:span text:style-name="T56">r</text:span><text:s/>vehemen-<text:line-break/>terque dsscutiatur. Neque vero id abditum, quum flammam<text:line-break/>ventilaveris, hoc est commoveris, te ipsam aucturum qui-<text:line-break/>dem, si commoderate id effeceris ; si vero. incommoderate<text:line-break/>ventilaveris , dissoluturum . ac dissipaturum. itaque hac<text:line-break/>ratione ventos magnitudini - flammae - semper responde<text:span text:style-name="T57">r</text:span>e<text:line-break/>oportet, -ss quod emolumentum ipsi allaturi init; maiores</text:p>
      <text:soft-page-break/>
      <text:p text:style-name="P58">V</text:p>
      <text:p text:style-name="Normal">autem quam illa postulet, dispergunt, non ventilant. Hinc<text:line-break/>patet flammam ad sui. lucrementum motu egere adventitio,<text:line-break/>non tamen immoderato.. Nam quae prorsus non ventila-<text:line-break/>tur, languescit; quae vero ab externo m<text:span text:style-name="T59">o</text:span>tu immoderatius<text:line-break/>irruente<text:s/><text:span text:style-name="T60">agitatur</text:span>, dissipatur ac discutitur. Secundum igi-<text:line-break/>tur primam causae speciem a quocunque frigido extrinsecus<text:line-break/>irruente, partim contactu tantum, partim potentia frigidus<text:line-break/>morbus oborietur. lta quidam in frigida natantes aqua,<text:line-break/>tum male loti, tum per gelida loca obambulantes laesionem<text:line-break/>subierunt. Nounullos etiam vidi, priusquam domum re-<text:line-break/>dirent, peremptos fuisse. ob secundam vero causam no<text:span text:style-name="T61">n-</text:span><text:span text:style-name="T62"><text:line-break/></text:span>uulsi apoplexi, aut epileptici facti, aut lu motu senfuve<text:line-break/>laesi, aut esto quodam pactu refrigerati sunt ob ebrietatem ;<text:line-break/>quanquam vinum moderatum, ut quod maxime familiare<text:line-break/>sit alimentum, nativum calorem adaugeat. Eodem quoque<text:line-break/>modo et optimorum et eorum, qui copiosum animanti nu-<text:line-break/>trimentum praebent, ciborum immoderatus usus morborum<text:line-break/>frigidorum causa est. Praeterea quaecunque eduntur ac bi-</text:p>
      <text:soft-page-break/>
      <text:p text:style-name="P63">buntur natura frigidiora, ea quoque m<text:span text:style-name="T64">o</text:span>rb<text:span text:style-name="T65">o</text:span>rum frigidorum<text:line-break/>causae sunt. Cujusmodi sunt papaver, mandragora, hyos-<text:line-break/>cyamus, cicuta, quae fane vehementi frigore etiam ene-<text:line-break/>canti Extrema denique constipatio (hanc enim tertiam<text:line-break/>morborum frigidorum causam sta<text:span text:style-name="T66">tuim</text:span>us] et lepores, et ve-<text:line-break/>ternos, et apoplexia<text:span text:style-name="T67">e</text:span><text:s/>efficit. Atque id est qu<text:span text:style-name="T68">o</text:span>d ab Hippo-<text:line-break/>crate enuntiatur; quod quis de repente<text:s/><text:span text:style-name="T69">o</text:span>bmutuerit,<text:s/><text:span text:style-name="T70">vena-</text:span><text:span text:style-name="T71"><text:line-break/>ru</text:span>m<text:s/><text:span text:style-name="T72">intercepti</text:span>o<text:span text:style-name="T73">ne</text:span>s<text:s/><text:span text:style-name="T74">c</text:span>o<text:span text:style-name="T75">rp</text:span>o<text:span text:style-name="T76">ri vin</text:span>i<text:s/><text:span text:style-name="T77">inferunt.<text:s/></text:span>Nam<text:s/><text:span text:style-name="T78">ie</text:span><text:s/>cum cae-<text:line-break/>toris antiquis duo, quibus continetur fanguis, vasorum ge-<text:line-break/>uera venas nominat, non quemadmodum juniores, alterum<text:line-break/>duntaxat quod non pulsat. Quum autem interceptae fue-<text:line-break/>rint animalis arteriae, hoc est ita oppletae sanguine, ut<text:line-break/>nullus amplius in ipsis vacuus relinquatur l<text:span text:style-name="T79">o</text:span>cus, lu quem<text:line-break/>dum per diestolen attolluntur, aerem externum attrahere<text:line-break/>possint, tunc suffocatur atque extinguitur calor innatus ; et<text:line-break/>qui itu affecti sunt, cito sensum motumque totius corporis<text:line-break/>amittunt. Demonstratum etenim a nobis est in libro de .</text:p>
      <text:soft-page-break/>
      <text:p text:style-name="P80">pulsuum usu, ob eum finem arterias pulsare, ut calor se-<text:line-break/>eundum natu<text:span text:style-name="T81">r</text:span>am in omnibus animalis partibus commodera-<text:line-break/>tus servetur. lu libro autem de respirationis usu ipsum<text:line-break/>quoque commoderatum cordis calorem tueri Quemadmo-<text:line-break/>dum igitur, si externas flammas ab ambientis aeris consortio<text:line-break/>defraudes obductione famuli, vel cucurbitulae, vel cujus-<text:line-break/>dam alterius rei similis , statim extinxeris, eodem modo si<text:line-break/>etiam animalibus calorem cohibueris, atque ita interclusa-<text:line-break/>ris, ut nullam cum aere circumfuso habeat communicatio-<text:line-break/>nem. statim ipsum perimes. Calor igitur co<text:span text:style-name="T82">r</text:span>dis per sau-<text:line-break/>cium meatum aeri ambienti communicat ; quod si hunc in- ..<text:line-break/>terceperis, quamprimum praefocatus ipsum atque animal<text:line-break/>euecabis. At calor, qui per totam corporis molem in arte-<text:line-break/>riis continetur, tum per cor ipsum, quatenus faucibus com-<text:line-break/>mmncat, tum per universam cutem, in ambientem<text:s/><text:span text:style-name="T83">n</text:span>os<text:line-break/><text:span text:style-name="T84">aerem</text:span><text:s/>respirat; ventilatur quidem .in diastolis, in fystolis<text:line-break/>vero quod fuliginosum est retundit; quibus utrisque natu-<text:line-break/><text:span text:style-name="T85">r</text:span>alis fui ipsius symmetria conservatur. Enimvero confinia-</text:p>
      <text:soft-page-break/>
      <text:p text:style-name="P86">tis arteriis, aut, ut paulo ante diximus, sanguinis plenitu-<text:s/><text:span text:style-name="T87">r</text:span><text:span text:style-name="T88"><text:line-break/></text:span>dine, aut a quibusdam obstructionibus lu earum ofcusis<text:line-break/>obortis, ut nequaquam trauspirent, calorem extingui ne-<text:line-break/>cesse est, atque ita corpus affectum emori. Quodsi modica<text:line-break/>fuerit constipatio , no<text:span text:style-name="T89">n</text:span><text:s/>etiamnum necessario ejusmodi affe-<text:line-break/>ctus calorem innatum obsidebit. At si in animalis corpore<text:line-break/>veluti suliglunsa quaedam ac fumida excrementa tunc cons<text:line-break/>stiterunt, estus erit<text:s/><text:span text:style-name="T90">n</text:span>ativi caloris affectus; alius vero, si fo-<text:line-break/>Ium vapor quidam sinaris atque optimus exhalavit. .Atque<text:line-break/>horum utrumque bifariam hoc modo discrepat. Quum<text:line-break/>enim fanguis plane optimus in corpore fuerit, nullo pravo<text:line-break/>excremento turbatus, vapor ex eo incalescente optimus<text:line-break/>exurgit, qui nihil aut igneum, aut aere secum invehat.<text:line-break/>Tale quidem corpus qumn modice constipatum est, brevi<text:line-break/>aut plethorieum, aut praeter naturam calidius reddetur:<text:line-break/>pletlioricum quidem in iis, qui laute citra laborem vivunt,<text:line-break/>quum intus ea permaneant, quae per exercitationem ex-</text:p>
      <text:soft-page-break/>
      <text:p text:style-name="P91">cerni oportebat; calidius vero in iis, qui laboribus exerti-<text:line-break/>stantur , utpote aucto ad motum nativo calore, qui ob cor-<text:line-break/>poris constipationem no<text:span text:style-name="T92">n</text:span><text:s/>transpirat. In constipato vero<text:line-break/>corpore quod fumosum alit excrementum, aut febris accen-<text:line-break/>detur, ob interclusum interius suliginofum vaporem; aut<text:line-break/>praefocabitur extinguetmque nativus calor. Horum utrun-<text:line-break/>que tum excrementorum multitudinem, tum constipatiouis<text:line-break/>magnitudinem conloquetur. Nam si fumorum exerentem-<text:line-break/>tum, quod evacuationem postulabat, plurimum extiterit<text:line-break/>atque constipatio vehemens , praefocatum ab excremento<text:line-break/>calorem insitum extingui periculum est; si vero paucum<text:line-break/>fuerit excrementum et constipatio parva; febris accendetur.<text:line-break/>Patet itaque quod et naturales et adve<text:span text:style-name="T93">n</text:span>titias corporis este-<text:line-break/>ctiones cognofcere oportet, in quibus aut fuliginofum, aut<text:line-break/>sumofum, aut vapidum est id quod transpirat. Sed haec in<text:line-break/>opere de medendi methodo explicabuntur. Nunc ad p<text:span text:style-name="T94">r</text:span>o-<text:line-break/>positum redeamus. Quemadmodum enim constipatio resti-<text:line-break/>gerationis plerumque causa est eo quo dictum est modo, sic</text:p>
      <text:soft-page-break/>
      <text:p text:style-name="P95">et. laxatio quum plusquam deceat discutit dissipatque nati-<text:line-break/>vum calorem, frigidius efficit corpus. Haec autem non<text:line-break/>tantum in universo animali, verum etiam in singulis parti-<text:line-break/>bus similiter eveniunt, qmnn vel constipantur vel laxantur.<text:line-break/>Si enim quam universum corpus habuit affectionem tum ab<text:line-break/>obstructionibus tum .plenitudinibus a<text:span text:style-name="T96">r</text:span>teriarum, hanc ipsam<text:line-break/>habeat pars ab iis solis quae in ipsa sunt affectis arteriis,<text:line-break/>necesse est eam partem peraeque ac ipsum.<text:s/><text:span text:style-name="T97">totum corpu</text:span>s<text:line-break/>aegrotare. Equidem quae extrinsecus occurrunt medica-<text:line-break/>menta, aut aquae medicabiles et frigidae,. et ipse circumfusus<text:line-break/>aer, vel constipationem, vel laxationem immodicam lu par-<text:line-break/>te efficere poterunt. Praeterea violenta vincula quaedam<text:line-break/>i<text:span text:style-name="T98">n</text:span>terdum ipsi parti, interdum superiacentibus circumposita<text:line-break/>ap<text:span text:style-name="T99">t</text:span>am interimens atque refrigerabunt, quod eam privent<text:line-break/>communicatione partis in animali p<text:span text:style-name="T100">r</text:span>incipis, a qua ipsi et<text:line-break/>nativus assiuebat calor et motrix arteria<text:span text:style-name="T101">r</text:span>mu facultas fup-<text:line-break/>peditabatur.</text:p>
      <text:soft-page-break/>
      <text:p text:style-name="P102">Cap. IV. De morbis itaque tum calidis tum frigidis<text:line-break/>satis dictum est; de siccis deinceps disse<text:span text:style-name="T103">r</text:span>atur. Si quis libe-<text:line-break/>ralius.fefe exerceat ac transpiret, et parcius nutriatur ali-<text:line-break/>mentis . facultate exiccantibus, et siccioris sit temperamenti,<text:line-break/>in siccum mo<text:span text:style-name="T104">r</text:span>bum facile perducetur; ac praesertim si .curis<text:line-break/>implicitus suerit, aut immoderatius vigilaverit. Siccae quo-<text:line-break/>que ambientis nos aeris constitutiones ipsa animalium cor-<text:line-break/>pora exierant; natationes praeterea in aqua nitrosi<text:span text:style-name="T105">s, sini-</text:span><text:span text:style-name="T106"><text:line-break/></text:span>phurea, aluminosa, bituminea, aut cujusdam alterius ejus-<text:line-break/>mosti qu ali tali sparti cipe; denique quaecunque medicamenta<text:line-break/>facultate sicca sunt, ea quoque .sive intro assumuntur, sive<text:line-break/>suris admoveantur, exiccant. De sus autem lusius lu libris<text:line-break/>de medicamentis<text:s/><text:span text:style-name="T107">simplicibus</text:span><text:s/>dictum est.</text:p>
      <text:p text:style-name="P108">Cap. V. Hae quidem siccorum morborum causae<text:line-break/>sunt. Humidorum autem his contrariae .<text:span text:style-name="T109">causae fiunt</text:span><text:s/>om-<text:line-break/>nes; eduliorum facultate humidiorum copia; uberiores po-<text:line-break/>tus; mollis omnis victus; animi delectatio; crebra dulcium</text:p>
      <text:soft-page-break/>
      <text:p text:style-name="P110">aquarum balnea, p<text:span text:style-name="T111">r</text:span>aesertimque post cibum t sic et tuta vita<text:line-break/>otiosa et laboris expers, imbres plurimi, omnis constitutio<text:line-break/>temporum humida, et quae medicamenta hanc ipsam hume-<text:line-break/>ctandi facultatem habent.</text:p>
      <text:p text:style-name="P112">Cap. VI. Co<text:span text:style-name="T113">n</text:span>stat autem morborum compositurum .<text:line-break/>compositus quoque omnino esse caulas. Si namque causa<text:line-break/>calida simul et sicca m unum aliquand<text:span text:style-name="T114">o</text:span><text:s/>calidum coierint,<text:line-break/>calidum atque siccum morbum procrea<text:span text:style-name="T115">r</text:span>i necesse est; si ca-<text:line-break/>lida et humida, calidum et humidum: ita quoque lu resi-<text:line-break/>qtns duabus coniugationibus, humida et frigida ac sicca et<text:line-break/>frigida. Quod autem hoc in sermone tum addere tum di-<text:line-break/>stinguere necessarium est, id jam explicetur^ saepe quidem<text:line-break/>ab om<text:span text:style-name="T116">n</text:span>ibus causis specie inter fe similibus corpus alte<text:span text:style-name="T117">r</text:span>ari ;<text:line-break/>saepe vero his sacultale contrariis existentibus ; interdum ex<text:line-break/>ipsis eas evincere quae numero plures; interdum quae tem-<text:line-break/>pure diuturniores, interdum quae robore potentiores, inter-<text:line-break/>dum denique ab utrisque corpus peraeque laesionem .acci-<text:line-break/>pere. Etiamsi fieri non posse videatur, ut unum idemque<text:line-break/>co<text:span text:style-name="T118">r</text:span>pus et calidius simul et frigidius naturali temperamento,</text:p>
      <text:soft-page-break/>
      <text:p text:style-name="P119">et rursus humidius ac siccius efficiatur, attamen id oboritur;<text:line-break/>meritoque inaequalis nominatur intemperies , de qua etiam<text:line-break/>seorsum quae deceant altero in libro prodita<text:s/><text:span text:style-name="T120">s</text:span>unt. Neque<text:line-break/>nunc rursus in his diutius immorandum,<text:s/><text:span text:style-name="T121">s</text:span>ed ad reliqua<text:line-break/>morborum genera jam nobis accedendum est, qui ipsorum<text:line-break/>causas speculamur. Verum haec eliamnum in mentem re-<text:line-break/>vocanda sunt, quae in libro de morborum differentiis edicta<text:line-break/>sunt, quod nonnmtquam<text:s/><text:span text:style-name="T122">s</text:span>olis quatuor qualitatibus ah eo,<text:line-break/>qui secundum naturam est, affectu corpora decedunt, nulia<text:line-break/>exterius ipsis affluente alia substantia; nonnunquam vero<text:line-break/>fluxionibus implentur idea quidem omnino humidis, facul-<text:line-break/>tate autem non humidis. Sed de horum humorum sacul-<text:line-break/>tate dictum est ab an liquis et medicis et philosophis et a no-<text:line-break/>his esiam cum in aliis quibusdam commentariis, tum in iis<text:line-break/>quos de medicamentis c<text:span text:style-name="T123">o</text:span>nscripsimus. Quae vero ex his ad<text:line-break/>rem praesentem conferunt, etiam nunc dicentur,<text:s/><text:span text:style-name="T124">nimirum</text:span><text:span text:style-name="T125"><text:line-break/></text:span>quod flava bilis facultate calida est et sicca; atra bilis sci-<text:line-break/>gida ac sicca; sanguis calidus et humidus; pituita frigida</text:p>
      <text:soft-page-break/>
      <text:p text:style-name="P126">et humida; et quod humores singuli influunt aliquando sin-<text:line-break/>ceri, aliquando alus commixti; et partium oedemate, vel<text:line-break/>fcirrho, vel phlegmone laborantium affectus istic pluri-<text:line-break/>mum variantur. Nam et carbunculi et cancri et herpetes<text:line-break/>et erysipelata et phygethla et gangrenae et phagedaenae et<text:line-break/>satyriascs ex hoc genere sunt; praeterea vitiligines et athe-<text:line-break/>romata et achores et favi et ganglia et steatomata morbi<text:line-break/>sunt fluxionum feturae. Differunt autem inter fe tum lu<text:line-break/>tam alii omnes praedi<text:span text:style-name="T127">o</text:span>li, quod alii ex pituita<text:s/><text:span text:style-name="T128">s</text:span>ola ortum<text:line-break/>ducant, alii ex sanguine, alli ex flava bile, alii ex atra,<text:line-break/>alii ex alio qu<text:span text:style-name="T129">o</text:span>dam, qui nondum omnino sit praeter natu-<text:line-break/>ram. Verum lue<text:s/><text:span text:style-name="T130">humor</text:span><text:s/>quisquis fuerit, omnino erit ex<text:line-break/>qu<text:span text:style-name="T131">o</text:span>dam praedictorum generum. Non enim contingit ipsum<text:line-break/>haudquaquam este calidum et siccum, aut calidum et hu-<text:line-break/>nudum, aut frigidum et siccum, aut frigidum et humidum i<text:line-break/>sed quatenus ad crassitiei et frigoris plurimum pervenit, a<text:line-break/>naturalis pituitae forma excidit, atque alius humor esse vi^</text:p>
      <text:soft-page-break/>
      <text:p text:style-name="P132">detur toto genere praeter naturam. Non tamen ita fe res<text:line-break/>habet. Nam quoad frigidus atque humidus sit facultate,<text:line-break/>sub pituitae genere continebitur. Eadem quoque ratione<text:line-break/>quicunque calidus et siccus fuerit, flavae hili congener esu<text:line-break/>De his vero plenius alibi dictum est; quare nunc in his<text:line-break/>haud immorandum; nam et de his omnibus copiosius in li-<text:line-break/>luis methodi medendi disseretur. Quod autem praesentis<text:line-break/>est operis, id rursum explicetur. Omnes siquidem hujus-<text:line-break/>modi morbi fiunt natura ad partes imbecilliores crebro ma-<text:line-break/>tersam exuberantem deponente; id prosecta a multis aliis<text:line-break/>antea dictum est. Quis tamen sit dep<text:span text:style-name="T133">o</text:span>sitionis modus, non-<text:line-break/>dum dictum est; rasi<text:span text:style-name="T134">o</text:span>nem enim quandam atquesmentem na-<text:line-break/>turae tribuemus, si ita simpliciter ipsam, quicquid inutile<text:line-break/>est, deponere affirmemus ex nobilibus partibus ad ignobiles.<text:line-break/>Sed quod quidem in morbis optimae crises ab aliqua ejus-<text:line-break/>modi facultate fiant, maniscste apparet. Quis autem bis<text:line-break/>fit generationis modus, nondum majorcs nostri accurate do-</text:p>
      <text:soft-page-break/>
      <text:p text:style-name="P135">cuerunt, quoniam neque facultates naturales, de quibus nos<text:line-break/>lu aliis commenta<text:span text:style-name="T136">r</text:span>iis egimus, quot numero et quaenam exi—<text:line-break/>stant et quod singulorum sit opus, fatis explanare potue-<text:line-break/>runt. Verum nu<text:span text:style-name="T137">n</text:span>c ei haudquaquam arduum est de his om-<text:line-break/>nibus disserere, qui. suppositio<text:span text:style-name="T138">n</text:span>ibus sus lu commentariis de-<text:line-break/>monstratis usus suerit. Quum quatuor sint facultates qua-<text:line-break/>rum pars omnis tum animalis , tum plantae est particeps ;<text:line-break/>quumque altera sibi familiare<text:s/><text:span text:style-name="T139">alimentum</text:span><text:s/>attrahat, alia reti-<text:line-break/>neat, alia niteret, alia supervacaneum excernat; quum<text:line-break/>etiam supervacaneum duplex sit genere, aut enim quantitate<text:line-break/>supervacaneum est aut qualitate; quum denique om<text:span text:style-name="T140">n</text:span>ibus<text:line-break/>corporis partibus non aequale sit robur, sied principes statim<text:line-break/>ab initio a natura robustiores procreatae sint, rationi con-<text:line-break/>sentaneum est in corporibus impuris et quae excrementis<text:line-break/>fcatent, ad ignobiliores partes aliquid desi<text:span text:style-name="T141">n</text:span>ere. Quum<text:line-break/>enim excrementum ab omnibus robustioribus partibus aman-<text:line-break/>detur ac nullibi consistere queat, in partem omnium im-<text:line-break/>becillimam devehitur-. Sed alia propter aliam ejusmodi est,</text:p>
      <text:soft-page-break/>
      <text:p text:style-name="P142">Aut enim<text:s/><text:span text:style-name="T143">par</text:span>s statim lu prima animalis formatione lae<text:span text:style-name="T144">t</text:span>a<text:line-break/>est; aut postea lae<text:span text:style-name="T145">t</text:span>a fuit; aut etiam talis esse natura debuit,<text:line-break/>ut cutis. Hanc erum, quum nullius actionis, fed fidius usus<text:line-break/>gratia creata sit, iis quae actiones edunt partibus imbecil-<text:line-break/>liorem esse congruebat. Est enim<text:s/><text:span text:style-name="T146">cuti</text:span>s veluti operculum<text:line-break/>quoddam ac nativum animalis involucrum, quum neque<text:line-break/>coctionem, neque alimenti distributionem, neque sanguinis<text:line-break/>generationem, neque pulsum, neque respiratio<text:span text:style-name="T147">n</text:span>em,. neque<text:line-break/>voluntarium motum, neque demum aliquam animali actio-<text:line-break/>nem suggerat; praeterea quum omnium partium extrema<text:line-break/>sit collocata, non citra<text:s/><text:span text:style-name="T148">r</text:span>ationem totius corporis excipit ex-<text:line-break/>crementa. Multa namque organa ad excrementorum pur-<text:line-break/>gerionem natura fabricata est; haecque fala ad sanitatem<text:line-break/>tuendam sufficiunt, quum neque ex ambiente nos aere ani-<text:line-break/>malis laesio oboritur, neque ex victus errore totum corpus<text:line-break/>excrementis immoderate scatens redditum esu Accidente<text:line-break/>autem hujusmodi aliquo errore, tum sula naturalia organa<text:line-break/>ad excrementi multitudinem expurgandam non amplius</text:p>
      <text:soft-page-break/>
      <text:p text:style-name="P149">sufficiunt; prorndeque fluxiones a robustioribus partibus<text:line-break/>depulsae in imbecilliores irruunt. Accidit autem interdum,<text:line-break/>constipatis meatibus eas expurgantibus ad alias regiones con-<text:line-break/>fluere. Atque haec generationis praedictorum morborum<text:line-break/>omnium exordia sunt. Augetur vero jam in ipsis mem-<text:line-break/>hris vitium, quum sus impacta fiunt excrementa et putre-<text:line-break/>fcunt, ac ita deteriora fiunt;. quae affluentem postea humo-<text:line-break/>rem, quanquam utilem, simul corrumpunt.</text:p>
      <text:p text:style-name="P150">Cap. VII. Verum quoniam similarium partium pro-<text:line-break/>prios explicavimus morbos, licuerit deinceps organicarum<text:line-break/><text:span text:style-name="T151">morbo</text:span>s dicere, ac exordiri ab eo, qui primus inter eos in<text:line-break/>consormatiouis est genere.- Fit autem hic morbus interdum<text:line-break/>quum figura naturalis immutatur ; interdum quum laevitas<text:line-break/>quaedam aut asperitas vitiatur. Caulae vero immutationis<text:line-break/>figurae naturalis<text:s/><text:span text:style-name="T152">hae sunt.<text:s/></text:span>Prima quidem partium ipsa-<text:line-break/>rum, quum in utero adhuc concipiuntur, prava conforma-<text:line-break/>alo,<text:s/><text:span text:style-name="T153">quae</text:span><text:s/>.o<text:span text:style-name="T154">b</text:span>o<text:span text:style-name="T155">ritur</text:span>, quum materiae copia,. aut minime ido-</text:p>
      <text:soft-page-break/>
      <text:p text:style-name="P156">nea qualitate naturales seminis motus prohibentur. . Se-<text:line-break/>cunda vero, error in partu ipso, aut lu infante sasciando<text:line-break/><text:span text:style-name="T157">c</text:span>om<text:span text:style-name="T158">m</text:span>i<text:span text:style-name="T159">stu</text:span>s. Messia si quidem adhuc ac prope dixerim fluxa<text:line-break/>quum sint insantium nuper genitorum corpora, facile luver-<text:line-break/>tuntur, et quum i<text:span text:style-name="T160">n</text:span><text:s/>partu edendo eos non recte obstetrices<text:line-break/>excipiunt, neque decenter fasciis involvunt; aut ubi eos<text:line-break/>postea nutrices sine modo aut attollunt, aut reponunt, dum<text:line-break/>lac praebent, dum lavant, dum fasciis involvunt. In his<text:line-break/>si quidem omnibus, nisi quis<text:s/><text:span text:style-name="T161">insontes</text:span><text:s/>apte tractaverit, fa-<text:line-break/>cile singulorum membrorum sigma naturalis invertitur ac<text:line-break/>depravatur. Praeterea vero in universa quae sequitur edu-<text:line-break/>catione partim ab immoderata satietate,partim amotu in-<text:line-break/>compofito, dum maturius quam deceat et stare et incedere<text:line-break/>ipsis conceditur, aut vehementius moveri, multa distorqueri<text:line-break/>membra contingit. Satietas siquidem actiones naturales<text:line-break/>interturbat, intempestivi autem et vehementiores motus<text:line-break/>aliorsum quam deceat artus subducunt ac circumagunt.</text:p>
      <text:soft-page-break/>
      <text:p text:style-name="P162">Crura etenim incumbentium eis corporum gravitate aut ad<text:line-break/>exteriora aut luteriora distorquentur pro nativa tibiae pro.-<text:line-break/>pensione. Quibus enim rectiora sunt crura, quam naturae<text:line-break/>conveniat, varii magis lucedunt ; quibus autem cariora, vari<text:line-break/>efficiuntur. Voco autem varium, cui crus ad exterio<text:span text:style-name="T163">r</text:span>a<text:line-break/>flectitur; varum, cui lu contrariam partem.- . Thoracis<text:line-break/>quoque partes plerumque a nutricibus invertuntu<text:span text:style-name="T164">r</text:span>,.. dum<text:line-break/>ipsas in prima educatione extrinsecus prave constringunt.<text:line-break/>Maxime vero hoc continenter apud nos intueri licet in vir-.<text:line-break/>finibus, quibus dum student nutrices eas augere partes,<text:line-break/>quae circa coxas sunt ac ilia, quo hae thoracis partibus<text:line-break/>majores fiunt,. fasciis quibusdam totum ciccumprehendunt,<text:line-break/>atque omnes scapularum ac thoracis partes vehementer con-<text:line-break/>stringuut; hinc, quum faepe inaequalis fit tensio, aut pro-<text:line-break/>num in anteriora prominet pectus, aut huic oppositae<text:s/><text:span text:style-name="T165">p</text:span>o<text:span text:style-name="T166">sie-</text:span><text:span text:style-name="T167"><text:line-break/>r</text:span>itm<text:span text:style-name="T168">e</text:span>s spinae partes gibbae redduntur. Accidit autem non-<text:line-break/>nunquam veluti praefractum in obliquum seduci dorsum, ita</text:p>
      <text:soft-page-break/>
      <text:p text:style-name="P169">ut altera scapula et non aucta, et parva, et valde compres-<text:line-break/>sa; altera vero prominens, tumida, ac omnino majo<text:span text:style-name="T170">r</text:span><text:s/>appa-<text:line-break/>reati Haec omnia figurarum vitia lu thorace consistunt ob<text:line-break/>nutricum errorem imperitiamque , aequilibrem deligationem<text:line-break/>ignorantium. Sic et melici plerumque. n<text:span text:style-name="T171">o</text:span>n pr<text:span text:style-name="T172">o</text:span>be deligan-<text:line-break/>tes c<text:span text:style-name="T173">o</text:span>usormantesque attus effract<text:span text:style-name="T174">o</text:span>s invertunt; quemadm<text:span text:style-name="T175">o-</text:span><text:span text:style-name="T176"><text:line-break/></text:span>dum rursus et citra medici curantis peccatum ipse aegrotus,<text:line-break/>si priusquam cestus pr<text:span text:style-name="T177">o</text:span>rsus sumus constiterit membrum ad<text:line-break/>usum accommodet, sibi inuersionis est auct<text:span text:style-name="T178">or.<text:s/></text:span>Sed et col-<text:line-break/><text:span text:style-name="T179">lit</text:span>ae partes ut nasus et c<text:span text:style-name="T180">o</text:span>nfractae ut supercilia acetabulo-<text:line-break/><text:span text:style-name="T181">r</text:span>unr et excisa quandoque ossa, aut uberior cero, quae postea<text:line-break/>non aequaliter succrescit, natu<text:span text:style-name="T182">r</text:span>alem figu<text:span text:style-name="T183">r</text:span>am demoliuntur.<text:line-break/>Alius autem modus laesionis figurarum ob immoderatam<text:line-break/>repletionem, aut<text:s/><text:span text:style-name="T184">alimenti</text:span><text:s/>penuriam, quemadmodum aut<text:line-break/>ultra modum obelis, aut admodum colliquatis, sive in una<text:line-break/><text:span text:style-name="T185">corp</text:span>oris parte, sive in t<text:span text:style-name="T186">o</text:span>t<text:span text:style-name="T187">o</text:span><text:s/>corp<text:span text:style-name="T188">o</text:span>re ob<text:span text:style-name="T189">o</text:span>ritur. Nam et qui<text:line-break/>morbus elephas appellatus, et qui tabes, plane figuram im-<text:line-break/>mutanti Etenim nasus simus fit, labra crassa, atque aures</text:p>
      <text:soft-page-break/>
      <text:p text:style-name="P190">extenuatae ridentur, ac omnino satyris similes fiunt, qui la-<text:line-break/>borant elephantialI. . At nares acutae, collapsa tempora,<text:line-break/>oculi concavi, et in scapusis et brachiis tanquam alae exta-<text:line-break/>ruis eminentes tabidis apparent. Atque his in omnibus<text:line-break/>prima ratione figura naturalis depravatur; per accidens au-<text:line-break/>tem<text:s/><text:span text:style-name="T191">vitiatur</text:span><text:s/>in his quos paralysis obsidet, aut convulsio, aut<text:line-break/>iusiammati<text:span text:style-name="T192">o,<text:s/></text:span>aut scirrhus, aut quibus ne<text:span text:style-name="T193">r</text:span>vi aut tendones<text:line-break/>secti sunt, aut duris cicatricibus obducti; in his siquidem<text:line-break/>omnibus alias ob aliam causam in alienam figuram aliorsum<text:line-break/>pars pr<text:span text:style-name="T194">o</text:span>volvitur ; haec ut in iis, qui altera parte resolvam-<text:line-break/>fur a musculis actionem<text:s/><text:span text:style-name="T195">o</text:span>beuntibus attrahitur : sic in c<text:span text:style-name="T196">o</text:span>n-<text:line-break/>vulsionibus, quae ad alteram contrahunt partem, a musculis<text:line-break/>convulsis. Inflammationes etiam, scirrhi, durae creatrices<text:line-break/>et quicunque tales affectus partem ad se proximam tendunt,<text:line-break/>sic partem pervertunt. In nervis autem et tend<text:span text:style-name="T197">o</text:span>nibus dls-<text:line-break/>fectis, quemadmodum in resolutis, et opposito<text:span text:style-name="T198">r</text:span>um et fecun-<text:line-break/>dum naturam<text:s/><text:span text:style-name="T199">t</text:span>e habentium actio partem ad fe attrahit.</text:p>
      <text:soft-page-break/>
      <text:p text:style-name="P200"><text:span text:style-name="T201">. - ς....<text:s/></text:span>.... t:-.- .,. ..^ .^ ...<text:line-break/>Quare hae plures causae ad unam omnes reducuntur, inae-<text:line-break/>qualem.<text:s/><text:span text:style-name="T202">nimirum</text:span><text:s/>tensionem; quae partem aliorsum urgendo<text:line-break/>pervertit. Atque de figurarum p<text:span text:style-name="T203">r</text:span>aefer natu<text:span text:style-name="T204">r</text:span>am diffe<text:span text:style-name="T205">r</text:span>ens<text:line-break/>tris haec dixisse-.sufficiat, Immersas autum partibus cavata-<text:line-break/>tes, . earumque meatus vel omnino interire, vel oblaedi con.-<text:line-break/>tingit eas ob causas, coalitum, coarctationem, obstructio-<text:line-break/>nem, constrictionem, subfidentiam,. et apertionem. Inter-<text:line-break/>dum enim ulcerata cavitatis interiore superficie, .ac deinceps<text:line-break/>coalescentibus ulce<text:span text:style-name="T206">r</text:span>atus partibus, conformationis naturalis<text:line-break/>eversio oboritu<text:span text:style-name="T207">r.<text:s/></text:span>Inlerdum vero quum aut caro excrevit,<text:line-break/>aut aliud quoddam praeter naturam tuberculum, aut frirr-<text:line-break/>hus constitit, aut phlegmone, aut abscessus in ipsis organo-<text:line-break/>rum corporibus, ac delude tumor praeter naturam internam<text:line-break/>caritatem occupat, loci coarctatio oritur. Quin etiam<text:s/><text:span text:style-name="T208">in-</text:span><text:span text:style-name="T209"><text:line-break/>terdum o</text:span>bstructio ob lentos ac crass<text:span text:style-name="T210">a</text:span>s hum<text:span text:style-name="T211">o</text:span>res, vel ob cal-<text:line-break/>los aliquos, vel grumos orta, ad eundem affectum caritates<text:line-break/>ducit. Ile vero fi quid extrin<text:span text:style-name="T212">s</text:span>ecus incidens vehementer<text:line-break/>comprimat, corpo<text:span text:style-name="T213">r</text:span>a caritatem c<text:span text:style-name="T214">o</text:span>ntinentia ad rpfam interio-</text:p>
      <text:soft-page-break/>
      <text:p text:style-name="P215">rem simul impelli necesse<text:s/><text:span text:style-name="T216">esu</text:span><text:s/>Quod si subsideant in se ipfa<text:line-break/>corpora, ut quum ab astringentibus^ coguntur, aut a refrige- .<text:line-break/>nantibus densantur, aut ab exiccantibus exarescunt, or<text:span text:style-name="T217">t</text:span>os<text:line-break/>quidem meatus imprimis , deinde et apros ventres omnino<text:line-break/>constipabunt. Equidem meatuum oscula non solum coniti-<text:line-break/>pantur sist, hujusmodi affectibus, verum etiam multoties<text:line-break/>occaecantur. Sed et rete<text:span text:style-name="T218">n</text:span>tricis, quam appellunt, lucusta-<text:line-break/>tis motus immoderatus, quum meatuum oscula ad extremum<text:line-break/>cogit constringitque , constipationis causa redditur; quem-<text:line-break/>admodum et laxationis interdum, imm<text:span text:style-name="T219">o</text:span>deratus excretricis<text:line-break/>facultatis m<text:span text:style-name="T220">o</text:span>tus, cansa sit. Saepe qu<text:span text:style-name="T221">o</text:span>que retentricis im-<text:line-break/>becillitas, et medicamentum aut aqua aperiens oscula, aut<text:line-break/>quae m<text:span text:style-name="T222">o</text:span>llities ipsis accidit organis; aut quae ambientis n<text:span text:style-name="T223">o</text:span>s<text:line-break/><text:span text:style-name="T224">aeri</text:span>s temperies ad humiditatem et caliditatem immodicam<text:line-break/>pe<text:span text:style-name="T225">r</text:span>mutatur. Hae quidem ipsae<text:s/><text:span text:style-name="T226">t</text:span>unt affectuum tum meatus<text:line-break/>tum ventres obsidentium causae. Atque manifestum<text:s/><text:span text:style-name="T227">est,<text:s/></text:span>ut<text:line-break/>ex jam c<text:span text:style-name="T228">o</text:span>mmemoratis patet, quas et quales veli<text:span text:style-name="T229">n</text:span>t esse ca<text:span text:style-name="T230">n-</text:span></text:p>
      <text:soft-page-break/>
      <text:p text:style-name="P231">sus morborum similaribus corporibus iusidentium; qui ipsa<text:line-break/>ex acerris ac meatibus construi arbitrantur. Milli ve<text:span text:style-name="T232">r</text:span>o<text:line-break/>supervacaneum videtur de his .privatim mentionem facere,<text:line-break/>quum tota -eorum suppositio falsa fit. Sed ad propalatum<text:line-break/>revertamur reliquormnque morborum caulas explicemus,<text:line-break/>a corllormationis genere ru<text:span text:style-name="T233">r</text:span>sus exordientes. Superest du-<text:line-break/>plex morborum species, nsperitas praete<text:span text:style-name="T234">r</text:span><text:s/>naturam organo-<text:line-break/>rum et laenitas. Asperantur autem<text:s/><text:span text:style-name="T235">organa,<text:s/></text:span>quae prius<text:line-break/>erunt laevia, et laevigantur, quae prius erant aspera. Illa<text:line-break/>quidem ab acrimonia humorum aut medicamentorum deter-<text:line-break/>fa, haec vero a pingui humiditate aut lento hunrore irrigata.<text:line-break/>Atque potissimum in ossibus haec manifeste oboriri conspi-<text:line-break/>ciuntur, quum interdum non decenter ab ipsis melicis cu-<text:line-break/>rantur; interdum etiam ex humorum animalium corpora<text:line-break/>irrorantium natus ortum ducunt. oeusis autem et sanci—<text:line-break/>bus asperitates non ab sus tantum, sed etiam ab acribus va-<text:line-break/>poribus, aut pulvere, et fumo conti<text:span text:style-name="T236">n</text:span>gunt quemadmodum;<text:line-break/>arbitror, et stomacho et ventriculo et intestinis a procreatis</text:p>
      <text:soft-page-break/>
      <text:p text:style-name="P237">in ipso corpore excrementis atque ab eorum quae eduntur<text:line-break/>et bibuntur qualitate; inter quae etiam venena sunt. Li-<text:line-break/>quet autem exnsperantium causarum singulas, quum valen-<text:line-break/>tiores suerint, in partibus quidem carnosis ulcerationem ali-<text:line-break/>quani aut erosionem, in ossibus vero cariem inducere. Hae<text:line-break/>itaque primi morborum gene<text:span text:style-name="T238">r</text:span>is couformatiouis causae<text:s/><text:span text:style-name="T239">ex- .</text:span><text:span text:style-name="T240"><text:line-break/>plseatae</text:span><text:s/>Eunt.<text:tab/>t</text:p>
      <text:p text:style-name="P241">Cap. VHI. In Iecnudo autem genere, quod ad nu-<text:line-break/>merum pertinet, si perierit pars aliqua quae secundum<text:line-break/>naturam<text:s/><text:span text:style-name="T242">adeste debuit,<text:s/></text:span>aut<text:s/><text:span text:style-name="T243">t</text:span>ectio quaedam, aut putrefactio,<text:line-break/>aut vehemens persiigeratio praecessit. At cau<text:span text:style-name="T244">t</text:span>ae quidem<text:line-break/>perfrigerationis prius explicatae sunt. Putrem autem non-<text:line-break/>nulla a medicamentis putrefaciendi facultate praestitis, aut<text:line-break/>ab iis , quae in ipsis animalibus generantur, excrementis ;<text:line-break/>quaedam ab iis, quae transpiralionem prohibent. Atque<text:line-break/>prohibitae transpirationis antecedentes caulae prius enarra-<text:line-break/>tae siunt. Quod si quid eorum, quae fecundum naturam<text:s/><text:span text:style-name="T245">n</text:span>on<text:line-break/>adsunt, adnafeatur, equidem m<text:span text:style-name="T246">o</text:span>rbus est, qui ad numerum</text:p>
      <text:soft-page-break/>
      <text:p text:style-name="P247">partium spectat; sed si quod supercrevit, formam natura-<text:line-break/>lem obtineat, utilis materiae copia causa est; at si praeter<text:line-break/>naturam, erit quoque materiae qualitas praeter naturam.<text:line-break/>Facultas vero in utrisque robusia sit oportet, estas neque<text:line-break/>quod utile est couformasset, neque quod vitiatum erat, ex-<text:line-break/>trusisset. Consumat autem in conceptibus, quum aut fex-<text:line-break/>tum digitum, aut quid aliud ejusmodi construit; in jam<text:line-break/>adultis autem, quum exulceratis partibus validas cernes<text:line-break/>excrescere molitur, ut lu oculis pturygium. Deponit vero<text:line-break/>super vacaneum in gangliis, meliceridibus, steatomatis, allie-<text:line-break/>romatis ac in ejusmodi omnibus.</text:p>
      <text:p text:style-name="P248">Cap. IX. Praeterea vero magnitudo partium auge-<text:line-break/>tur ab utilis materiae copia et facultatis robore; minuitur<text:line-break/>autem a contrariis. causis, quum aut sectio aliqua, aut ultio,<text:line-break/>aut putredo, aut ab immoderata perfrigeratione interitus<text:line-break/>aliquam organi partem adeo corrumpit, ut ipsius residuum<text:line-break/>mutilum maneat.</text:p>
      <text:p text:style-name="P249">C a P X. In situs vero genere morbi nonnulli causas<text:line-break/>habent, repentinos ac vehementes, qui praecesserint, mo-</text:p>
      <text:soft-page-break/>
      <text:p text:style-name="P250">tus; nonnulli ob humiditatis incommoderationenr in articu-<text:line-break/>lis. oboriuntur, quae ligamenta et madefacit et laxat, to-<text:line-break/>taluque dearticulationem p<text:span text:style-name="T251">r</text:span>ae lentitia lubricam labllemque<text:line-break/>reddit; quibusdam autum quod acetabulorum supercilia<text:line-break/>confracta fuerint, prompta fit<text:s/><text:span text:style-name="T252">elapsis</text:span><text:s/>capitibus^ crurum al-<text:line-break/>ternario; nonnullis vero quod quamprimum ab initio su-<text:line-break/>pista et procumbentia et penitus in superficie sint acetabula;<text:line-break/>Haec igitur omnia luxationum causae sunt. In en ter ocella<text:line-break/>quas appella<text:span text:style-name="T253">n</text:span>t et epiplocelis laxari omnino , nonnunquam<text:line-break/>et rirmpi eum meatum contingit, qui a peritonaeo ad testi-<text:line-break/>culos. procedit; sic quoque dein ad ipsum meatum, aut ad<text:line-break/>tunicam erythroidem, aut omentum, aut aliquod intestinum<text:line-break/>prolabitur. Decedunt etiam de proprio situ intestina, quum<text:line-break/>dissecto peritonaeo deciderint. Pulmonis quoque lobus<text:line-break/>multoties lu thoracis vulneribus excidit. Et ob erusam<text:line-break/>corneam, uvea tu<text:span text:style-name="T254">n</text:span>ica plurimum laxatur. - Praeterea si vi-<text:line-break/>suerunt lobus interdum aliquis ob veheme<text:span text:style-name="T255">n</text:span>tes san<text:span text:style-name="T256">t</text:span>us, aut</text:p>
      <text:soft-page-break/>
      <text:p text:style-name="P257">compressiones complicetur, erit quoque is morbus et situs .<text:line-break/>simul et figurae immutatio, a commemo<text:span text:style-name="T258">r</text:span>atis causis factus.<text:line-break/>In vicinis autem partibus societas depravatur, quum quae-<text:line-break/>dam luter fe inepte coalescunt, aut quum aliquod appendis<text:line-break/>culum, vel vinculum laxatu<text:span text:style-name="T259">r</text:span>, vel intenditu<text:span text:style-name="T260">r</text:span>, vel abrumpi-<text:line-break/>tur. Ex quibus autem causis lu singusi morbi oriantu<text:span text:style-name="T261">r</text:span>, de-<text:line-break/>clavatum esu</text:p>
      <text:p text:style-name="P262">Cap. XI.. At unius adhuc generis morbi omnibus<text:line-break/>partibus, sive similares ac omnino simplices, sive compoti-<text:line-break/>tae existant, communis causae effectrices sunt explicandae.<text:line-break/>Equidem hoc universum genus unitatis solutionem vocare<text:line-break/>consuevi, aut unitatis corruptionem, aut continui solutio-<text:line-break/>nem, vel quomodocunque aliter, prout speraverim sermo—<text:line-break/>nem auditoribus fo<text:span text:style-name="T263">r</text:span>e. pe<text:span text:style-name="T264">r</text:span>spicuum. Nullum enim nomen<text:line-break/>aliquod a majoribns huic. impositum accepimus, quemad-<text:line-break/>modum nomrullis ejus speciebus fracturam quidem et ca-.<text:line-break/>1iem<text:s/><text:span text:style-name="T265">vocitant</text:span><text:s/>solutam lu osse continuitatem; in narue ve-</text:p>
      <text:soft-page-break/>
      <text:p text:style-name="P266">ro ulcus ac vulnus. In ossibus autem capitis plura etiam<text:line-break/>funt nomina. Nam ut in caeteris<text:s/><text:span text:style-name="T267">o</text:span>ssibus,<text:s/><text:span text:style-name="T268">sic in hi</text:span>s fra-<text:line-break/>ctura et fissura et ruptura vocatur. Quae vero ab acuto<text:line-break/>quodam ipsis occursante<text:s/><text:span text:style-name="T269">scrr</text:span>o atque incidente fit, excisio<text:line-break/>et lucillo et sudes. Nomen autem<text:s/><text:span text:style-name="T270">τερηδόνος</text:span><text:span text:style-name="T271">,<text:s/></text:span><text:span text:style-name="T272">id est cari</text:span>si)<text:line-break/><text:span text:style-name="T273">ε</text:span><text:span text:style-name="T274"><text:s/></text:span>litera abundare videtur;<text:s/><text:span text:style-name="T275">n</text:span>am<text:s/><text:span text:style-name="T276">παρὰ</text:span><text:span text:style-name="T277"><text:s/></text:span><text:span text:style-name="T278">τὸ</text:span><text:span text:style-name="T279"><text:s/></text:span><text:span text:style-name="T280">τρῆμα</text:span><text:span text:style-name="T281">,<text:s/></text:span><text:span text:style-name="T282">h</text:span>o<text:span text:style-name="T283">c est a</text:span><text:s/>i<text:line-break/><text:span text:style-name="T284">scramine,<text:s/></text:span>derivari creditur, ac si teredon, i. e.<text:s/><text:span text:style-name="T285">peeserati</text:span>o,<text:line-break/>quaedam existat, quae ab aeribus humoribus erodentibus<text:line-break/>fit, ac in principio quidem cadit sub aliud morbi genus, et<text:line-break/>ossis asperitas potius quam caries nominatur ; majori autum<text:line-break/>perforatio<text:span text:style-name="T286">n</text:span>e facta, et ta<text:span text:style-name="T287">n</text:span>quam foramine quodam apparente,<text:line-break/>caries appellatur. Et quidem hujus generis est cossisio, quae<text:line-break/>in carnosis plerumque fit partibus, nonnunquam vero et in<text:line-break/>ossibus capitis, lu pueris maxime ; num in fe ipsum prorsus<text:line-break/>cedat oportet quicquid colliditur; idque ipsum molle esse<text:line-break/>oportet, non autem absolute durum; quare carnosarum erit<text:line-break/>partium tenerorumque ossium, ab aliquo extrinsecus incidente</text:p>
      <text:soft-page-break/>
      <text:p text:style-name="P288">violentur et valido et duro corpore<text:s/><text:span text:style-name="T289">c</text:span>o<text:span text:style-name="T290">llid</text:span>it Quum igitur<text:line-break/>externa partis ita affectae superficies continuitatem etiam-<text:line-break/>num fervat, - et in prosundo multae et exilesfiunt divisiones;<text:line-break/>collisio et contusio hic morbus nominatur. At apparente<text:line-break/>aliqua caritate , quam parti collisae percutiens<text:s/><text:span text:style-name="T291">corpus</text:span><text:s/>im-<text:line-break/>presserit, hic assectus illisio vocatur. Igitur necessarium<text:line-break/>omnino est collisam partem sub ipsp ictu in sese compelli<text:line-break/>et concavam fieri, alias non collideretur : servari vero cari-.<text:line-break/>talem abeunte causa efficiente, necessarium non esu Messia<text:line-break/>siquidem omnia, sublata causa scrien te, ad pristinum statum<text:line-break/>plerumque redeunt. Si vero non solum intro cesserit os<text:line-break/>capitis, verum etiam ruptura quaedam i<text:span text:style-name="T292">n</text:span><text:s/>exteriori superfi-<text:line-break/>cie accesserit, jam compositus erit ejusmodi morbus, neque<text:line-break/>ullum ei nomen priscum ipsi impositum habemus. Qu<text:span text:style-name="T293">am</text:span>-<text:line-break/>obrem oratione potius explicandus est, quum numinibus uti<text:line-break/>fumme barbaris, qualia multa a sanioribus medicis usurpata<text:line-break/>sunt. Caeterum continuitatis s<text:span text:style-name="T294">o</text:span>lutio etiam est tum ruptu-</text:p>
      <text:soft-page-break/>
      <text:p text:style-name="P295">ra tum c<text:span text:style-name="T296">o</text:span>nvulsio; haec in nerv<text:span text:style-name="T297">o</text:span>sa, illa in carnosa parte<text:line-break/>consistens. Horum vero generationis est caula repentinus<text:line-break/>quidam vel inaequalis vestem ensque motus, ac tum praeci-<text:line-break/>pue quum neque perfricta, neque aequabilia<text:s/><text:span text:style-name="T298">reddita</text:span>, neque<text:line-break/>calefacta, neque emollita, admotus aguntur corpora. Di-<text:line-break/>velluntur enim in ejusmodi affectibus plurimae eorum .par-<text:line-break/>tes ; atque ut summatim . dicam, omnes hujus generis mor,<text:line-break/>hortum caulae aut extrinsecus irruunt, aut ex ipso. corpore<text:line-break/><text:span text:style-name="T299">oriuntur.<text:s/></text:span>Extrinsecus quidem<text:s/><text:span text:style-name="T300">adveniunt,</text:span><text:s/>quae vulnerare ac<text:line-break/>collidere queunt; ex ipso corpore, immoderati ac incompositi<text:line-break/>animalis motus, et. quaedam humorum pravitates erodendi<text:line-break/>facultatepraeditaei Hae namque stanti caulae morbi omni-<text:line-break/>bus partibus communes, tum supplicibus ac prinus, quae<text:line-break/>similares appellantur , tum . ex iis compositis, quae et orga-<text:line-break/>nicae et organa .dicuntur. Compositorum vero morborum<text:line-break/>causas non arduum . est invenire, quum. ex jam commenro-<text:line-break/>ratis componuntur. Quare quum quis hoc desideraverit,</text:p>
      <text:soft-page-break/>
      <text:p text:style-name="P301">potest sibi hanc causarum copiam parere. Sed tempus me<text:line-break/>compellit huic libro fi<text:span text:style-name="T302">n</text:span>em imponentem de symptomatum<text:line-break/>differentiis deinceps dissere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Microsoft Sans Serif" style:font-name-asian="Microsoft Sans Serif" style:font-name-complex="Microsoft Sans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la" style:language-asian="la" style:language-complex="la" style:text-combine="none" fo:hyphenate="true"/>
    </style:default-style>
    <style:style style:name="Normal" style:display-name="Normal" style:family="paragraph">
      <style:text-properties fo:color="#000000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66CC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25in" fo:margin-left="0.25in" fo:margin-bottom="0.25in" fo:margin-right="0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Galeni opera omnia / vol. 7</dc:title>
    <dc:subject/>
    <meta:initial-creator>Galien</meta:initial-creator>
    <dc:creator>cahal taaffe</dc:creator>
    <meta:creation-date>2023-01-10T15:42:00Z</meta:creation-date>
    <dc:date>2023-01-10T15:42:00Z</dc:date>
    <meta:template xlink:href="Normal.dotm" xlink:type="simple"/>
    <meta:editing-cycles>2</meta:editing-cycles>
    <meta:editing-duration>PT0S</meta:editing-duration>
    <meta:document-statistic meta:page-count="41" meta:paragraph-count="79" meta:word-count="5955" meta:character-count="39820" meta:row-count="282" meta:non-whitespace-character-count="33944"/>
  </office:meta>
</office:document-meta>
</file>